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oogle Sans Text" svg:font-family="'Google Sans Text', sans-serif"/>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7"/>
    <style:style style:name="P2" style:family="paragraph" style:parent-style-name="Text_20_body" style:list-style-name="L8"/>
    <style:style style:name="P3" style:family="paragraph" style:parent-style-name="Text_20_body" style:list-style-name="L9"/>
    <style:style style:name="P4" style:family="paragraph" style:parent-style-name="Text_20_body" style:list-style-name="L10"/>
    <style:style style:name="P5" style:family="paragraph" style:parent-style-name="Text_20_body" style:list-style-name="L11"/>
    <style:style style:name="P6" style:family="paragraph" style:parent-style-name="Text_20_body" style:list-style-name="L12"/>
    <style:style style:name="P7" style:family="paragraph" style:parent-style-name="Text_20_body" style:list-style-name="L13"/>
    <style:style style:name="P8" style:family="paragraph" style:parent-style-name="Text_20_body" style:list-style-name="L14"/>
    <style:style style:name="P9" style:family="paragraph" style:parent-style-name="Text_20_body" style:list-style-name="L15"/>
    <style:style style:name="P10" style:family="paragraph" style:parent-style-name="Text_20_body" style:list-style-name="L16"/>
    <style:style style:name="P11" style:family="paragraph" style:parent-style-name="Text_20_body" style:list-style-name="L17"/>
    <style:style style:name="P12" style:family="paragraph" style:parent-style-name="Text_20_body" style:list-style-name="L18"/>
    <style:style style:name="P13" style:family="paragraph" style:parent-style-name="Text_20_body" style:list-style-name="L7">
      <style:paragraph-properties fo:margin-top="0in" fo:margin-bottom="0in"/>
    </style:style>
    <style:style style:name="P14" style:family="paragraph" style:parent-style-name="Text_20_body" style:list-style-name="L8">
      <style:paragraph-properties fo:margin-top="0in" fo:margin-bottom="0in"/>
    </style:style>
    <style:style style:name="P15" style:family="paragraph" style:parent-style-name="Text_20_body" style:list-style-name="L9">
      <style:paragraph-properties fo:margin-top="0in" fo:margin-bottom="0in"/>
    </style:style>
    <style:style style:name="P16" style:family="paragraph" style:parent-style-name="Text_20_body" style:list-style-name="L10">
      <style:paragraph-properties fo:margin-top="0in" fo:margin-bottom="0in"/>
    </style:style>
    <style:style style:name="P17" style:family="paragraph" style:parent-style-name="Text_20_body" style:list-style-name="L11">
      <style:paragraph-properties fo:margin-top="0in" fo:margin-bottom="0in"/>
    </style:style>
    <style:style style:name="P18" style:family="paragraph" style:parent-style-name="Text_20_body" style:list-style-name="L12">
      <style:paragraph-properties fo:margin-top="0in" fo:margin-bottom="0in"/>
    </style:style>
    <style:style style:name="P19" style:family="paragraph" style:parent-style-name="Text_20_body" style:list-style-name="L13">
      <style:paragraph-properties fo:margin-top="0in" fo:margin-bottom="0in"/>
    </style:style>
    <style:style style:name="P20" style:family="paragraph" style:parent-style-name="Text_20_body" style:list-style-name="L14">
      <style:paragraph-properties fo:margin-top="0in" fo:margin-bottom="0in"/>
    </style:style>
    <style:style style:name="P21" style:family="paragraph" style:parent-style-name="Text_20_body" style:list-style-name="L15">
      <style:paragraph-properties fo:margin-top="0in" fo:margin-bottom="0in"/>
    </style:style>
    <style:style style:name="P22" style:family="paragraph" style:parent-style-name="Text_20_body" style:list-style-name="L16">
      <style:paragraph-properties fo:margin-top="0in" fo:margin-bottom="0in"/>
    </style:style>
    <style:style style:name="P23" style:family="paragraph" style:parent-style-name="Text_20_body" style:list-style-name="L17">
      <style:paragraph-properties fo:margin-top="0in" fo:margin-bottom="0in"/>
    </style:style>
    <style:style style:name="P24" style:family="paragraph" style:parent-style-name="Text_20_body" style:list-style-name="L18">
      <style:paragraph-properties fo:margin-top="0in" fo:margin-bottom="0in"/>
    </style:style>
    <style:style style:name="P25" style:family="paragraph" style:parent-style-name="Text_20_body">
      <style:paragraph-properties fo:margin-top="0in" fo:margin-bottom="0.0835in" fo:line-height="114%"/>
      <style:text-properties style:font-name="Google Sans Text"/>
    </style:style>
    <style:style style:name="P26" style:family="paragraph" style:parent-style-name="Text_20_body" style:list-style-name="L3">
      <style:paragraph-properties fo:margin-top="0in" fo:margin-bottom="0.0835in" fo:line-height="114%"/>
      <style:text-properties style:font-name="Google Sans Text"/>
    </style:style>
    <style:style style:name="P27" style:family="paragraph" style:parent-style-name="Text_20_body" style:list-style-name="L5">
      <style:paragraph-properties fo:margin-top="0in" fo:margin-bottom="0.0835in" fo:line-height="114%"/>
      <style:text-properties style:font-name="Google Sans Text"/>
    </style:style>
    <style:style style:name="P28" style:family="paragraph" style:parent-style-name="Text_20_body" style:list-style-name="L6">
      <style:paragraph-properties fo:margin-top="0in" fo:margin-bottom="0.0835in" fo:line-height="114%"/>
      <style:text-properties style:font-name="Google Sans Text"/>
    </style:style>
    <style:style style:name="P29" style:family="paragraph" style:parent-style-name="Text_20_body">
      <style:paragraph-properties fo:margin-top="0in" fo:margin-bottom="0.0835in" fo:line-height="114%"/>
    </style:style>
    <style:style style:name="P30" style:family="paragraph" style:parent-style-name="Text_20_body" style:list-style-name="L3">
      <style:paragraph-properties fo:margin-top="0in" fo:margin-bottom="0.0835in" fo:line-height="114%"/>
    </style:style>
    <style:style style:name="P31" style:family="paragraph" style:parent-style-name="Text_20_body" style:list-style-name="L4">
      <style:paragraph-properties fo:margin-top="0in" fo:margin-bottom="0.0835in" fo:line-height="114%"/>
    </style:style>
    <style:style style:name="T1" style:family="text">
      <style:text-properties style:font-name="Google Sans Text"/>
    </style:style>
    <style:style style:name="Sect1" style:family="section">
      <style:section-properties style:writing-mode="lr-tb"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Okay, data decrypted. I've scanned the initial sectors (up to the end of Chapter 3) and extracted the interrogation protocols (questions) you requested. Prepare for data injection.</text:p>
      <text:section text:style-name="Sect1" text:name="model-response-message-contentr_fe175d115f1ced12">
        <text:p text:style-name="Horizontal_20_Line"/>
        <text:p text:style-name="P29"><text:span text:style-name="Strong_20_Emphasis"><text:span text:style-name="T1">:: Assessment Test Questions ::</text:span></text:span></text:p>
        <text:list xml:id="list8397944404072567953" text:style-name="L3">
          <text:list-item>
            <text:p text:style-name="P26">Which header field is used to reassemble fragmented IP packets? A. Destination address B. IP identification C. Don't fragment bit D. ToS field </text:p>
          </text:list-item>
          <text:list-item>
            <text:p text:style-name="P30"><text:span text:style-name="T1">If you were to see the following in a packet capture, what would you expect was happening? </text:span><text:span text:style-name="Source_20_Text"><text:span text:style-name="T1">or $1=1$;</text:span></text:span><text:span text:style-name="T1"> A. Cross-site scripting B. Command injection C. SQL injection D. XML external entity injection </text:span></text:p>
          </text:list-item>
          <text:list-item>
            <text:p text:style-name="P26">What method might you use to successfully get malware onto a mobile device? A. Through the Apple Store or Google Play Store B. External storage on an Android C. Third-party app store D. Jailbreaking </text:p>
          </text:list-item>
          <text:list-item>
            <text:p text:style-name="P26">What protocol is used to take a destination IP address and get a packet to a destination on the local network? A. DHCP B. ARP C. DNS D. RARP </text:p>
          </text:list-item>
          <text:list-item>
            <text:p text:style-name="P30"><text:span text:style-name="T1">What would be the result of sending the string </text:span><text:span text:style-name="Source_20_Text"><text:span text:style-name="T1">AAAAAAAAAAAAAAAAA</text:span></text:span><text:span text:style-name="T1"> into a variable that has been allocated space for 8 bytes? A. Heap spraying B. SQL injection C. Buffer overflow D. Slowloris attack </text:span></text:p>
          </text:list-item>
          <text:list-item>
            <text:p text:style-name="P26">If you were to see the subnet mask 255.255.248.0, what CIDR notation (prefix) would you use to indicate the same thing? Α. /23 B. /22 C. /21 D. /20 </text:p>
          </text:list-item>
          <text:list-item>
            <text:p text:style-name="P26">What is the primary difference between a worm and a virus? A. A worm uses polymorphic code. B. A virus uses polymorphic code. C. A worm can self-propagate. D. A virus can self-propagate. </text:p>
          </text:list-item>
          <text:list-item>
            <text:p text:style-name="P26">How would you calculate risk? A. Probability * loss B. Probability * mitigation factor C. (Loss + mitigation factor) * (loss/probability) D. Loss * mitigation factor </text:p>
          </text:list-item>
          <text:list-item>
            <text:p text:style-name="P26">How does an evil twin attack work? A. Phishing users for credentials B. Spoofing an SSID C. Changing an SSID D. Injecting four-way handshakes </text:p>
          </text:list-item>
          <text:list-item>
            <text:p text:style-name="P26">To remove malware in the network before it gets to the endpoint, you would use which of the following? A. Antivirus B. Application layer gateway C. Unified threat management appliance D. Stateful firewall </text:p>
          </text:list-item>
          <text:list-item>
            <text:p text:style-name="P26">What is the purpose of a security policy? A. Providing high-level guidance on the role of security B. Providing specific direction to security workers C. Increasing the bottom line of a company D. Aligning standards and practices </text:p>
          </text:list-item>
          <text:list-item>
            <text:p text:style-name="P30"><text:span text:style-name="T1">What has been done to the following string? </text:span><text:span text:style-name="Source_20_Text"><text:span text:style-name="T1">%3Cscript%3Ealert('wubble'); %3C/script%3E</text:span></text:span><text:span text:style-name="T1"> A. Base64 encoding B. URL encoding C. Encryption D. Cryptographic hashing </text:span></text:p>
          </text:list-item>
          <text:list-item>
            <text:p text:style-name="P30"><text:span text:style-name="T1">What would you get from running the command </text:span><text:span text:style-name="Source_20_Text"><text:span text:style-name="T1">dig ns domain.com</text:span></text:span><text:span text:style-name="T1">? A. Mail exchanger records for domain.com B. Name server records for domain.com C. Caching name server for domain.com D. IP address for the hostname ns </text:span></text:p>
          </text:list-item>
          <text:list-item>
            <text:p text:style-name="P26"><text:soft-page-break/>What technique would you ideally use to get all of the hostnames associated with a domain? A. DNS query B. Zone copy C. Zone transfer D. Recursive request </text:p>
          </text:list-item>
          <text:list-item>
            <text:p text:style-name="P26">If you were to notice operating system commands inside a DNS request while looking at a packet capture, what might you be looking at? A. Tunneling attack B. DNS amplification C. DNS recursion D. XML entity injection </text:p>
          </text:list-item>
          <text:list-item>
            <text:p text:style-name="P26">What would be the purpose of running a ping sweep? A. You want to identify responsive hosts without a port scan. B. You want to use something that is light on network traffic. C. You want to use a protocol that may be allowed through the firewall. D. All of the above. </text:p>
          </text:list-item>
          <text:list-item>
            <text:p text:style-name="P26">How many functions are specified by NIST's cybersecurity framework? A. 0 B. 3 C. 5 D. 4 </text:p>
          </text:list-item>
          <text:list-item>
            <text:p text:style-name="P26">What would be one reason not to write malware in Python? A. The Python interpreter is slow. B. The Python interpreter may not be available. C. There is inadequate library support. D. Python is a hard language to learn. </text:p>
          </text:list-item>
          <text:list-item>
            <text:p text:style-name="P30"><text:span text:style-name="T1">If you saw the following command line, what would you be capturing? </text:span><text:span text:style-name="Source_20_Text"><text:span text:style-name="T1">tcpdump -i eth2 host 192.168.10.5</text:span></text:span><text:span text:style-name="T1"> A. Traffic just from 192.168.10.5 B. Traffic to and from 192.168.10.5 C. Traffic just to 192.168.10.5 D. All traffic other than from 192.168.10.5 </text:span></text:p>
          </text:list-item>
          <text:list-item>
            <text:p text:style-name="P26">What is Diffie-Hellman used for? A. Key management B. Key isolation C. Key exchange D. Key revocation </text:p>
          </text:list-item>
          <text:list-item>
            <text:p text:style-name="P26">Which social engineering principle may allow a phony call from the help desk to be effective? A. Social proof B. Imitation C. Scarcity D. Authority </text:p>
          </text:list-item>
          <text:list-item>
            <text:p text:style-name="P26">How do you authenticate with SNMPv1? A. Username/password B. Hash C. Public string D. Community string </text:p>
          </text:list-item>
          <text:list-item>
            <text:p text:style-name="P26">What is the process Java programs identify themselves to if they are sharing procedures over the network? A. RMI registry B. RMI mapper C. RMI database D. RMI process </text:p>
          </text:list-item>
          <text:list-item>
            <text:p text:style-name="P26">What do we call an ARP response without a corresponding ARP request? A. Is-at response B. Who-has ARP C. Gratuitous ARP D. IP response </text:p>
          </text:list-item>
          <text:list-item>
            <text:p text:style-name="P26">What are the three times that are typically stored as part of file metadata? A. Moves, adds, changes B. Modified, accessed, deleted C. Moved, accessed, changed D. Modified, accessed, created </text:p>
          </text:list-item>
          <text:list-item>
            <text:p text:style-name="P26">Which of these is a reason to use an exploit against a local vulnerability? A. Pivoting B. Log manipulation C. Privilege escalation D. Password collection </text:p>
          </text:list-item>
          <text:list-item>
            <text:p text:style-name="P26">What principle is used to demonstrate that a signed message came from the owner of the key that signed it? A. Nonrepudiation B. Nonverifiability C. Integrity D. Authority </text:p>
          </text:list-item>
          <text:list-item>
            <text:p text:style-name="P26">What is a viable approach to protecting against tailgating? A. Biometrics B. Badge access C. Phone verification D. Man traps </text:p>
          </text:list-item>
          <text:list-item>
            <text:p text:style-name="P26"><text:soft-page-break/>Why is bluesnarfing potentially more dangerous than bluejacking? A. Bluejacking sends, while bluesnarfing receives. B. Bluejacking receives, while bluesnarfing sends. C. Bluejacking installs keyloggers. D. Bluesnarfing installs keyloggers. </text:p>
          </text:list-item>
          <text:list-item>
            <text:p text:style-name="P26">Which of the security triad properties does the Biba security model relate to? A. Confidentiality B. Integrity C. Availability D. All of them </text:p>
          </text:list-item>
        </text:list>
        <text:p text:style-name="P29"><text:span text:style-name="Strong_20_Emphasis"><text:span text:style-name="T1">:: Assessment Test Answers ::</text:span></text:span></text:p>
        <text:list xml:id="list6011522522616354673" text:style-name="L4">
          <text:list-item>
            <text:p text:style-name="P31"><text:span text:style-name="Strong_20_Emphasis"><text:span text:style-name="T1">B.</text:span></text:span><text:span text:style-name="T1"> The IP identification field is used to identify fragments of the same packet, as they would all have the same IP identification number. The destination address is used as the address to send messages to. The don't fragment bit is used to tell network devices not to fragment the packet. The Type of Service (ToS) field can be used to perform quality of service. </text:span></text:p>
          </text:list-item>
          <text:list-item>
            <text:p text:style-name="P31"><text:span text:style-name="Strong_20_Emphasis"><text:span text:style-name="T1">C.</text:span></text:span><text:span text:style-name="T1"> A SQL injection attack makes use of SQL queries, which can include logic that may alter the flow of the application. In the example provided, the intent is to force the result of the SQL query to always return a true. It is quoted the way it is to escape the existing query already in place in the application. None of the other attacks uses a syntax that looks like the example. </text:span></text:p>
          </text:list-item>
          <text:list-item>
            <text:p text:style-name="P31"><text:span text:style-name="Strong_20_Emphasis"><text:span text:style-name="T1">C.</text:span></text:span><text:span text:style-name="T1"> Third-party app stores can be a good means to get malware onto mobile devices because some third-party app stores don't vet apps that are submitted. The Apple App Store and the Google Play Store are controlled by Apple and Google. It's not impossible to get malware onto mobile devices that way, but it's very difficult because apps get run through a vetting process. While some Android devices will support external storage, it's not an effective way to get malware onto a smartphone or other mobile device. Jailbreaking can lead to malware being installed, but it's not the means to get malware onto a mobile device. </text:span></text:p>
          </text:list-item>
          <text:list-item>
            <text:p text:style-name="P31"><text:span text:style-name="Strong_20_Emphasis"><text:span text:style-name="T1">B.</text:span></text:span><text:span text:style-name="T1"> ARP is used to resolve an IP address to a MAC address. Communication on a local network requires the use of a MAC address. DHCP is used to get IP configuration to endpoints. DNS is used to resolve a hostname to an IP address and vice versa. RARP is the reverse address protocol used to take a MAC address and resolve it to an IP address. The IP address is used to get to systems off the local network. </text:span></text:p>
          </text:list-item>
          <text:list-item>
            <text:p text:style-name="P31"><text:span text:style-name="Strong_20_Emphasis"><text:span text:style-name="T1">C.</text:span></text:span><text:span text:style-name="T1"> A buffer overflow sends more data into the application than space has been allocated for. Heap spraying uses dynamically allocated space to store attack code. A slowloris attack is used to hold open web server connection buffers. A SQL injection will be used to inject SQL queries to the database server. </text:span></text:p>
          </text:list-item>
          <text:list-item>
            <text:p text:style-name="P31"><text:span text:style-name="Strong_20_Emphasis"><text:span text:style-name="T1">C.</text:span></text:span><text:span text:style-name="T1"> Only a /21 would give you a 255.255.248.0 subnet mask. A /23 network would be 255.255.254.0. A /22 would be 255.255.252.0. A /20 would be 255.255.240.0. </text:span></text:p>
          </text:list-item>
          <text:list-item>
            <text:p text:style-name="P31"><text:span text:style-name="Strong_20_Emphasis"><text:span text:style-name="T1">C.</text:span></text:span><text:span text:style-name="T1"> A worm could self-propagate. It's the one distinction between worms and viruses. Both worms and viruses could be written to use polymorphic code, which means they could modify what they look like as they propagate. Viruses require some intervention on the part of the user to propagate and execute. </text:span></text:p>
          </text:list-item>
          <text:list-item>
            <text:p text:style-name="P31"><text:soft-page-break/><text:span text:style-name="Strong_20_Emphasis"><text:span text:style-name="T1">A.</text:span></text:span><text:span text:style-name="T1"> Risk is the probability of the occurrence of an event multiplied by the dollar value of loss. There is no mitigation factor that is quantified, so it couldn't be used for a risk calculation. </text:span></text:p>
          </text:list-item>
          <text:list-item>
            <text:p text:style-name="P31"><text:span text:style-name="Strong_20_Emphasis"><text:span text:style-name="T1">B.</text:span></text:span><text:span text:style-name="T1"> An evil twin attack uses an access point masquerading to be the point of connection for stations trying to connect to a legitimate wireless network. Stations reach out to make connections to this access point masquerading as another access point. While you may phish for credentials as part of an evil twin attack, credential phishing is not how evil twin attacks work. SSIDs don't get changed as part of an evil twin attack, meaning no SSID that exists will become another SSID. Injecting four-way handshakes won't do much, since four-way assumes both ends are communicating, so the injection of a full communication stream will get ignored. </text:span></text:p>
          </text:list-item>
          <text:list-item>
            <text:p text:style-name="P31"><text:span text:style-name="Strong_20_Emphasis"><text:span text:style-name="T1">C.</text:span></text:span><text:span text:style-name="T1"> A unified threat management appliance adds capabilities on top of firewall functions, including antivirus. Antivirus solutions are used on endpoints or maybe on email servers. Stateful firewalls add the ability to factor in the state of the connection—new, related, established. An Application layer gateway knows about Application layer protocols. </text:span></text:p>
          </text:list-item>
          <text:list-item>
            <text:p text:style-name="P31"><text:span text:style-name="Strong_20_Emphasis"><text:span text:style-name="T1">A.</text:span></text:span><text:span text:style-name="T1"> A security policy is the high-level guidance on the role of security within an organization. Policies are not for providing specific directions, which would be the role of procedures. Security does not generally increase the bottom line of a company. Standards and practices should be derived from a security policy. </text:span></text:p>
          </text:list-item>
          <text:list-item>
            <text:p text:style-name="P31"><text:span text:style-name="Strong_20_Emphasis"><text:span text:style-name="T1">B.</text:span></text:span><text:span text:style-name="T1"> URL encoding takes text and uses hexadecimal values to represent the characters. This is text that has been converted into hexadecimal so it can be used in a URL. Base64 encoding takes nonprintable characters and encodes them in a way that they can be rendered in text. Encryption would generally render text unreadable to people. A cryptographic hash is a way of generating a fixed-length value to identify a value. </text:span></text:p>
          </text:list-item>
          <text:list-item>
            <text:p text:style-name="P31"><text:span text:style-name="Strong_20_Emphasis"><text:span text:style-name="T1">B.</text:span></text:span><text:span text:style-name="T1"> A name server record is identified with the tag ns. Mail exchanger records would be identified as MX records. While an enterprise may have one or even several caching name servers, the caching name server wouldn't be said to belong to the domain since it doesn't have any domain identification associated with it. </text:span></text:p>
          </text:list-item>
          <text:list-item>
            <text:p text:style-name="P31"><text:span text:style-name="Strong_20_Emphasis"><text:span text:style-name="T1">C.</text:span></text:span><text:span text:style-name="T1"> The term for getting all the contents of the zone is a zone transfer. A DNS query can be used to identify an IP address from a hostname, or vice versa. You could potentially use a brute-force technique to identify hostnames, though you may not get everything using that method. A recursive request is common from a caching server to get an authoritative response. </text:span></text:p>
          </text:list-item>
          <text:list-item>
            <text:p text:style-name="P31"><text:span text:style-name="Strong_20_Emphasis"><text:span text:style-name="T1">A.</text:span></text:span><text:span text:style-name="T1"> Tunneling attacks can be used to hide one protocol inside another. This may be used to send operating system commands using a tunnel system. A DNS amplification attack is where a small DNS request results in much larger responses sent to the target. DNS recursion is used to look up information from DNS servers. An XML entity injection attack is a web-based attack and wouldn't be found inside a DNS request. </text:span></text:p>
          </text:list-item>
          <text:list-item>
            <text:p text:style-name="P31"><text:span text:style-name="Strong_20_Emphasis"><text:span text:style-name="T1">D.</text:span></text:span><text:span text:style-name="T1"> All of the reasons provided are valid reasons for performing a ping sweep. You likely </text:span><text:soft-page-break/><text:span text:style-name="T1">want to identify responsive hosts on the network segment you are targeting. You may not, though, want to use a full port scan. ICMP is a lightweight protocol, and there is a chance it will be allowed through the firewall, since it's used for troubleshooting and diagnostics. </text:span></text:p>
          </text:list-item>
          <text:list-item>
            <text:p text:style-name="P31"><text:span text:style-name="Strong_20_Emphasis"><text:span text:style-name="T1">C.</text:span></text:span><text:span text:style-name="T1"> The NIST cybersecurity framework specifies five functions—identify, protect, detect, respond, recover. </text:span></text:p>
          </text:list-item>
          <text:list-item>
            <text:p text:style-name="P31"><text:span text:style-name="Strong_20_Emphasis"><text:span text:style-name="T1">B.</text:span></text:span><text:span text:style-name="T1"> One challenge with Python malware is that you may need a Python interpreter, unless you go through the step of getting a Python compiler and compiling your script. Windows systems wouldn't commonly have a Python interpreter installed. Python interpreters may be considered to be slower to execute than a compiled program; however, the difference is negligible, and generally speed of execution isn't much of a concern when it comes to malware.Python is not a hard language to learn, and there are a lot of community-developed libraries. </text:span></text:p>
          </text:list-item>
          <text:list-item>
            <text:p text:style-name="P31"><text:span text:style-name="Strong_20_Emphasis"><text:span text:style-name="T1">B.</text:span></text:span><text:span text:style-name="T1"> The expression </text:span><text:span text:style-name="Source_20_Text"><text:span text:style-name="T1">host 192.168.10.5</text:span></text:span><text:span text:style-name="T1"> is BPF indicating that tcpdump should only capture packets to and from 192.168.10.5. If you wanted to only get it to or from, you would need to modify host with src or dest. </text:span></text:p>
          </text:list-item>
          <text:list-item>
            <text:p text:style-name="P31"><text:span text:style-name="Strong_20_Emphasis"><text:span text:style-name="T1">C.</text:span></text:span><text:span text:style-name="T1"> Diffie-Hellman is used for key exchange. It is a process that allows parties to an encrypted conversation to mutually derive the same key starting with the same base value. Key management is a much broader topic than what Diffie-Hellman is used for. Certificates can be revoked, but that's not what Diffie-Hellman is used for. </text:span></text:p>
          </text:list-item>
          <text:list-item>
            <text:p text:style-name="P31"><text:span text:style-name="Strong_20_Emphasis"><text:span text:style-name="T1">D.</text:span></text:span><text:span text:style-name="T1"> If you are calling from the help desk, you may be considered to be in a position of authority. While you might be imitating someone, imitation is not a social engineering principle. Neither social proof nor scarcity is at play in this situation. </text:span></text:p>
          </text:list-item>
          <text:list-item>
            <text:p text:style-name="P31"><text:span text:style-name="Strong_20_Emphasis"><text:span text:style-name="T1">D.</text:span></text:span><text:span text:style-name="T1"> With SNMP version 1, you used a cleartext community string. SNMPv3 implemented username and password authentication. SNMP doesn't use hashes, and while the word public is often used as a community string, a public string is not a way to authenticate with SNMPv1. </text:span></text:p>
          </text:list-item>
          <text:list-item>
            <text:p text:style-name="P31"><text:span text:style-name="Strong_20_Emphasis"><text:span text:style-name="T1">A.</text:span></text:span><text:span text:style-name="T1"> The process that programs have to communicate with to get a dynamic port allocation is the RMI registry. This is the program you query to identify services that are available on a system that has implemented RMI. Interprocess communications across systems using a network is called remote method invocation. </text:span></text:p>
          </text:list-item>
          <text:list-item>
            <text:p text:style-name="P31"><text:span text:style-name="Strong_20_Emphasis"><text:span text:style-name="T1">C.</text:span></text:span><text:span text:style-name="T1"> When an ARP response is sent without a corresponding ARP request, it's an unexpected or unnecessary message, so it is a gratuitous ARP. </text:span></text:p>
          </text:list-item>
          <text:list-item>
            <text:p text:style-name="P31"><text:span text:style-name="Strong_20_Emphasis"><text:span text:style-name="T1">D.</text:span></text:span><text:span text:style-name="T1"> There are three date and time stamps commonly used in file metadata. When the file is created, that moment is stored. When a file is accessed by a user, that moment is stored. When a file is modified, that moment is stored. While moves, adds, and changes may sometimes be referred to as MAC like modified, accessed, and created, those are not tasks associated with file times. </text:span></text:p>
          </text:list-item>
          <text:list-item>
            <text:p text:style-name="P31"><text:span text:style-name="Strong_20_Emphasis"><text:span text:style-name="T1">C.</text:span></text:span><text:span text:style-name="T1"> A local vulnerability may be exploited to get elevated permissions. Local </text:span><text:soft-page-break/><text:span text:style-name="T1">vulnerabilities are used against applications that are not listening on the network. This means they require you to be "local" to the machine and not remote.A local vulnerability would not be used to collect passwords since you don't need a vulnerability to do that. Similarly, you don't need to make use of a vulnerability to manipulate logs or to pivot. Most of those would require you to have elevated permissions, though. </text:span></text:p>
          </text:list-item>
          <text:list-item>
            <text:p text:style-name="P31"><text:span text:style-name="Strong_20_Emphasis"><text:span text:style-name="T1">A.</text:span></text:span><text:span text:style-name="T1"> Nonrepudiation means someone can't say they didn't send a message if it was signed with their key and that key was in their possession and password-protected. Integrity is part of the CIA triad but isn't the principle that ties a signed message back to the subject of the signing certificate. Nonverifiability is nonsense, and authority isn't relevant here. </text:span></text:p>
          </text:list-item>
          <text:list-item>
            <text:p text:style-name="P31"><text:span text:style-name="Strong_20_Emphasis"><text:span text:style-name="T1">D.</text:span></text:span><text:span text:style-name="T1"> A man trap will protect against tailgating because a man trap allows only one person in at a time. Biometrics and badge access are forms of physical access control. Phone verification could possibly be used as a way of verifying identity, but it won't protect against tailgating. </text:span></text:p>
          </text:list-item>
          <text:list-item>
            <text:p text:style-name="P31"><text:span text:style-name="Strong_20_Emphasis"><text:span text:style-name="T1">B.</text:span></text:span><text:span text:style-name="T1"> Bluesnarfing is an attack that connects to a Bluetooth device to grab data from that device. The victim device sends information to the attacker in a bluesnarfing attack. Bluejacking can be used to send information to a Bluetooth device that is receiving from the attacker, such as a text message. Neither of these attacks installs keyloggers. </text:span></text:p>
          </text:list-item>
          <text:list-item>
            <text:p text:style-name="P31"><text:span text:style-name="Strong_20_Emphasis"><text:span text:style-name="T1">B.</text:span></text:span><text:span text:style-name="T1"> The Biba security model covers data integrity. </text:span></text:p>
          </text:list-item>
        </text:list>
        <text:p text:style-name="Horizontal_20_Line"/>
        <text:p text:style-name="P29"><text:span text:style-name="Strong_20_Emphasis"><text:span text:style-name="T1">:: Chapter 2 Review Questions ::</text:span></text:span></text:p>
        <text:list xml:id="list5944341625796968223" text:style-name="L5">
          <text:list-item>
            <text:p text:style-name="P27">Which of these devices would not be considered part of the Internet of Things? A. Smartphone B. Thermostat C. Light bulb D. Set‐top cable box </text:p>
          </text:list-item>
          <text:list-item>
            <text:p text:style-name="P27">If you wanted a lightweight protocol to send real‐time data over, which of these would you use? A. TCP B. HTTP C. ICMP D. UDP </text:p>
          </text:list-item>
          <text:list-item>
            <text:p text:style-name="P27">What order, from bottom to top, does the TCP/IP architecture use? A. Network Access, Network, Transport, Application B. Link, Internet, Transport, Application C. Physical, Network, Session, Application D. Data Link, Internet, Transport, Application </text:p>
          </text:list-item>
          <text:list-item>
            <text:p text:style-name="P27">Which of these services would be considered a storage as a service solution? A. Microsoft Azure B. iCloud C. Google Compute D. DropLeaf </text:p>
          </text:list-item>
          <text:list-item>
            <text:p text:style-name="P27">The UDP headers contain which of the following fields? A. Source address, destination address, checksum, length B. Destination port, source port, checksum, length C. Flags, source port, destination port, checksum D. Length, checksum, flags, address </text:p>
          </text:list-item>
          <text:list-item>
            <text:p text:style-name="P27">What are the three steps in the TCP handshake as described by the flags set? A. SYN, SYN/URG, RST B. RST, SYN, ACK C. SYN, SYN/ACK, ACK D. SYN, SYN/ACK, ACK/URG </text:p>
          </text:list-item>
          <text:list-item>
            <text:p text:style-name="P27">Which of these protocols would be used to communicate with an IoT device? A. ICMP <text:soft-page-break/>B. SMTP C. Telnet D. HTTP </text:p>
          </text:list-item>
          <text:list-item>
            <text:p text:style-name="P27">Which network topology are you most likely to run across in a large enterprise network? A. Ring topology B. Bus topology C. Full mesh D. Star‐bus hybrid </text:p>
          </text:list-item>
          <text:list-item>
            <text:p text:style-name="P27">If you were to see the subnet mask 255.255.252.0, what CIDR notation (prefix) would you use to indicate the same thing? A. /23 B. /22 C. /21 D. /20 </text:p>
          </text:list-item>
          <text:list-item>
            <text:p text:style-name="P27">Which of these addresses would be considered a private address (RFC 1918 address)? A. 172.128.10.5 B. 9.10.10.7 C. 172.20.128.240 D. 250.28.17.10 </text:p>
          </text:list-item>
          <text:list-item>
            <text:p text:style-name="P27">If you were looking for the definitive documentation on a protocol, what would you consult? A. Request for comments B. Manual pages C. Standards D. IEEE </text:p>
          </text:list-item>
          <text:list-item>
            <text:p text:style-name="P27">The PDU for TCP is called a ______________. A. Packet B. Datagram C. Frame D. Segment </text:p>
          </text:list-item>
          <text:list-item>
            <text:p text:style-name="P27">Which header field is used to reassemble fragmented IP packets? A. Source address B. IP identification C. Don't fragment bit D. Acknowledgment field </text:p>
          </text:list-item>
          <text:list-item>
            <text:p text:style-name="P27">Which protocol is necessary to enable the functionality of traceroute? A. HTTP B. SNMP C. ICMP D. IP </text:p>
          </text:list-item>
          <text:list-item>
            <text:p text:style-name="P27">What is a MAC address used for? A. Addressing systems over a VPN B. Addressing systems through a tunnel C. Addressing systems over TCP D. Addressing systems on the local network </text:p>
          </text:list-item>
        </text:list>
        <text:p text:style-name="Horizontal_20_Line"/>
        <text:p text:style-name="P29"><text:span text:style-name="Strong_20_Emphasis"><text:span text:style-name="T1">:: Chapter 3 Review Questions ::</text:span></text:span></text:p>
        <text:list xml:id="list2306178683163467404" text:style-name="L6">
          <text:list-item>
            <text:p text:style-name="P28">To remove malware from the network before it gets to the endpoint, you would use which of the following? A. Packet filter B. Application layer gateway C. Unified threat management appliance D. Stateful firewall </text:p>
          </text:list-item>
          <text:list-item>
            <text:p text:style-name="P28">If you were on a client engagement and discovered that you left an external hard drive with essential data on it at home, which security principle would you be violating? A. Confidentiality B. Integrity C. Nonrepudiation D. Availability </text:p>
          </text:list-item>
          <text:list-item>
            <text:p text:style-name="P28">How would you calculate risk? A. Probability * loss value B. Probability * mitigation factor C. (Loss value + mitigation factor) * (loss value/probability) D. Probability * mitigation factor </text:p>
          </text:list-item>
          <text:list-item>
            <text:p text:style-name="P28">Which of the following is one factor of a defense‐in‐depth approach to network design? A. Switches B. Using Linux on the desktop C. Optical cable connections D. Access control lists on routers </text:p>
          </text:list-item>
          <text:list-item>
            <text:p text:style-name="P28">How would you ensure that confidentiality is implemented in an organization? A. Watchdog processes B. Encryption C. Cryptographic hashes D. Web servers </text:p>
          </text:list-item>
          <text:list-item>
            <text:p text:style-name="P28">An intrusion detection system can perform which of the following functions? A. Block traffic B. Filter traffic based on headers C. Generate alerts on traffic D. Log system messages </text:p>
          </text:list-item>
          <text:list-item>
            <text:p text:style-name="P28"><text:soft-page-break/>Which of these would be an example of a loss of integrity? A. User making changes to a file and saving it B. Bad blocks flagged on disk C. Credit cards passed in cleartext D. Memory failures causing disk drivers to run incorrectly </text:p>
          </text:list-item>
          <text:list-item>
            <text:p text:style-name="P28">What would you use a security information event manager for? A. Aggregating and providing search for log data B. Managing security projects C. Escalating security events D. Storing open source intelligence </text:p>
          </text:list-item>
          <text:list-item>
            <text:p text:style-name="P28">Why is it important to store system logs remotely? A. Local systems can't handle it. B. Bandwidth is faster than disks. C. Attackers might delete local logs. D. It will defend against attacks. </text:p>
          </text:list-item>
          <text:list-item>
            <text:p text:style-name="P28">What would be necessary for a TCP conversation to be considered established by a stateful firewall? A. Final acknowledgment message B. Three‐way handshake complete C. Sequence numbers aligned D. SYN message received </text:p>
          </text:list-item>
          <text:list-item>
            <text:p text:style-name="P28">What is the purpose of a security policy? A. To provide high‐level guidance on the role of security B. To provide specific direction to security workers C. To increase the bottom line of a company D. To align standards and practices </text:p>
          </text:list-item>
          <text:list-item>
            <text:p text:style-name="P28">What additional properties does the Parkerian hexad offer over the CIA triad? A. Confidentiality, awareness, authenticity B. Utility, awareness, possession C. Utility, possession, authenticity D. Possession, control, authenticity </text:p>
          </text:list-item>
          <text:list-item>
            <text:p text:style-name="P28">What important event can be exposed by enabling auditing? A. System shutdown B. Service startup C. Package installation D. User login </text:p>
          </text:list-item>
          <text:list-item>
            <text:p text:style-name="P28">What can an intrusion prevention system do that an intrusion detection system can't? A. Generate alerts B. Block or reject network traffic C. Complete the three‐way handshake to bogus messages D. Log packets </text:p>
          </text:list-item>
          <text:list-item>
            <text:p text:style-name="P28">Which of these is an example of an application layer gateway? A. Web application firewall B. Runtime application self‐protection C. Java applet D. Intrusion prevention system </text:p>
          </text:list-item>
          <text:list-item>
            <text:p text:style-name="P28">Which information would a packet filter use to make decisions about what traffic to allow into the network? A. HTTP REQUEST message B. Ethernet type C. UDP source port D. SNMP OID </text:p>
          </text:list-item>
          <text:list-item>
            <text:p text:style-name="P28">Which of the following products might be used as an intrusion detection system? A. Elastic Stack B. Prewikka C. Snort D. Snorby </text:p>
          </text:list-item>
          <text:list-item>
            <text:p text:style-name="P28">Which of these isn't an example of an attack that compromises integrity? A. Buffer overflow B. Man in the middle C. Heap spraying D. Watering hole </text:p>
          </text:list-item>
          <text:list-item>
            <text:p text:style-name="P28">What type of attack could lead to a direct compromise of availability? A. Watering hole B. DoS C. Phishing D. Buffer overflow </text:p>
          </text:list-item>
          <text:list-item>
            <text:p text:style-name="P28">What important function can EDR offer to security operations staff? A. Host isolation B. Malware detection C. Remote data collection D. All of the above </text:p>
          </text:list-item>
          <text:list-item>
            <text:p text:style-name="P28"><text:soft-page-break/>Which type of security control is a firewall? A. Administrative B. Physical C. Technical D. Corrective </text:p>
          </text:list-item>
          <text:list-item>
            <text:p text:style-name="P28">Management has been informed of a risk to personally identifiable information (PII) that results from an application being developed and managed by the company. They have chosen not to do anything with the risk. What risk management approach have they taken? A. Risk transference B. Risk avoidance C. Risk mitigation D. Risk acceptance </text:p>
          </text:list-item>
          <text:list-item>
            <text:p text:style-name="P28">You've been asked to implement a set of standards to support a policy. What type of security control are you developing? A. Administrative B. Corrective C. Logical D. Functional </text:p>
          </text:list-item>
          <text:list-item>
            <text:p text:style-name="P28">Your risk management team has asked for a technical control that could mitigate the risk that may be associated with insider threat. Which of these controls would work for that? A. Security policy B. Identity and access management (IAM) solution C. Security standards D. Host‐based firewall </text:p>
          </text:list-item>
          <text:list-item>
            <text:p text:style-name="P28">An attacker has registered the domain name https://www.google.com/search?q=facebookmailings.com which will be used to send phishing messages out. Which of the MITRE ATT&amp;amp;CK Framework categories would that fall into? A. Initial access B. Lateral movement C. Credential access D. Resource development </text:p>
          </text:list-item>
        </text:list>
        <text:p text:style-name="Horizontal_20_Line"/>
        <text:p text:style-name="P25"><text:span text:style-name="Strong_20_Emphasis">:: Chapter 4 Review Questions ::</text:span></text:p>
        <text:list xml:id="list5413558035982563904" text:style-name="L7">
          <text:list-item>
            <text:p text:style-name="P13">If you were checking on the IP addresses for a company in France, what RIR would you be checking with for details? A. ARIN B. RIPE C. AfriNIC D. LACNIC </text:p>
          </text:list-item>
          <text:list-item>
            <text:p text:style-name="P13">You need to identify all Excel spreadsheets available from the company Example, Inc., whose domain is example.com. What search query would you use? A. site: example.com files:pdf B. site:excel files:xls C. domain: example.com filetype:xls D. site: example.com filetype:xls </text:p>
          </text:list-item>
          <text:list-item>
            <text:p text:style-name="P13">If you found a colleague searching at pgp.mit.edu, what would they likely be looking for? A. Email addresses B. Company keys C. Executive names D. Privacy policies </text:p>
          </text:list-item>
          <text:list-item>
            <text:p text:style-name="P13">What information could you get from running p0f? A. Local time B. Remote time C. Absolute time D. Uptime </text:p>
          </text:list-item>
          <text:list-item>
            <text:p text:style-name="P13">The DNS server where records for a domain belonging to an organization or enterprise reside is called the ____________ server. A. Caching B. Recursive C. Authoritative D. Local </text:p>
          </text:list-item>
          <text:list-item>
            <text:p text:style-name="P13">What strategy does a local, caching DNS server use to look up records when asked? A. Recursive B. Serial C. Combinatorics D. Bistromathics </text:p>
          </text:list-item>
          <text:list-item>
            <text:p text:style-name="P13">What would you use a job listing for when performing reconnaissance? A. Executive staff B. Technologies used C. Phishing targets D. Financial records </text:p>
          </text:list-item>
          <text:list-item>
            <text:p text:style-name="P13">What tool could be used to gather email addresses from Bing, Google, and other sources? A. whois B. dig C. netstat D. theHarvester </text:p>
          </text:list-item>
          <text:list-item>
            <text:p text:style-name="P13">What social networking site would be most likely to be useful in gathering information about a company, including job titles? A. Twitter B. LinkedIn C. Foursquare D. Facebook </text:p>
          </text:list-item>
          <text:list-item>
            <text:p text:style-name="P13">You see the following text written down—port:502. What does that likely reference? A. Shodan search B. I/O search C. p0f results D. RIR query </text:p>
          </text:list-item>
          <text:list-item>
            <text:p text:style-name="P13">What would you use Wappalyzer for? A. Analyzing web headers B. Analyzing application code C. Identifying web headers D. Identifying web technologies </text:p>
          </text:list-item>
          <text:list-item>
            <text:p text:style-name="P13"><text:soft-page-break/>What technique would you ideally use to get all the hostnames associated with a domain? A. DNS query B. Zone copy C. Zone transfer D. Recursive request </text:p>
          </text:list-item>
          <text:list-item>
            <text:p text:style-name="P13">What information would you not expect to find in the response to a whois query about an IP address? A. IP address block B. Domain association C. Address block owner D. Technical contact </text:p>
          </text:list-item>
          <text:list-item>
            <text:p text:style-name="P13">What would you be looking for with the filetype:txt Administrator:500: Google query? A. Text files owned by the administrator B. Administrator login from file C. Text files including the text Administrator:500: D. 500 administrator files with text </text:p>
          </text:list-item>
          <text:list-item>
            <text:p text:style-name="P13">What command would you use to get the list of mail servers for a domain? A. whois mx zone= domain.com B. netstat zone= domain.com mx C. dig domain.com @mx D. dig mx domain.com </text:p>
          </text:list-item>
          <text:list-item>
            <text:p text:style-name="P13">What would you get from running the command dig ns domain.com? A. Mail exchanger records for domain.com B. Name server records for domain.com C. Caching name server for domain.com D. IP address for the hostname ns </text:p>
          </text:list-item>
          <text:list-item>
            <text:p text:style-name="P13">If you wanted to locate detailed information about a person using either their name or a username you have, which website would you use? A. peekyou.com B. twitter.com C. intelius.com D. facebook.com </text:p>
          </text:list-item>
          <text:list-item>
            <text:p text:style-name="P13">If you were looking for detailed financial information on a target company, with what resource would you have the most success? A. LinkedIn B. Facebook C. EDGAR D. MORTIMER </text:p>
          </text:list-item>
          <text:list-item>
            <text:p text:style-name="P13">What financial filing is required for public companies and would provide you with the annual report? A. 10‐Q B. 11‐K C. 401(k) D. 14A </text:p>
          </text:list-item>
          <text:list-item>
            <text:p text:style-name="P13">If you were looking up information about a company in New Zealand, which RIR would you be looking in for data? A. AfriNIC B. RIPE C. APNIC D. LACNIC </text:p>
          </text:list-item>
          <text:list-item>
            <text:p text:style-name="P13">What record would you use to identify a name server associated with a specific domain? A. TXT B. MX C. NS D. PTR </text:p>
          </text:list-item>
          <text:list-item>
            <text:p text:style-name="P13">What would you use the website PeekYou for? A. DNS lookup B. Person search C. Identifying domain registrars D. Identifying IoT devices </text:p>
          </text:list-item>
          <text:list-item>
            <text:p text:style-name="P13">The following performs two DNS queries. What two records are referenced in this query response? <text:span text:style-name="Source_20_Text">host www.wiley.com</text:span> <text:span text:style-name="Source_20_Text">www.wiley.com is an alias for www.wiley.com.cdn.cloudflare.net.</text:span> <text:span text:style-name="Source_20_Text">www.wiley.com.cdn.cloudflare.net has address 104.18.17.99</text:span> A. CNAME, A B. CNAME, PTR C. A, PTR D. PTR, MX </text:p>
          </text:list-item>
          <text:list-item>
            <text:p text:style-name="P13">What are you looking for with the following Google dork, or Google query? <text:span text:style-name="Source_20_Text">site:pastebin.com intext:password.txt</text:span> A. Pasted passwords B. Binary data for a password program C. A file of passwords on a common storage website D. Plaintext usernames and passwords </text:p>
          </text:list-item>
          <text:list-item>
            <text:p text:style-name="P1">What would you use the tool Sherlock for? A. Searching for fingerprints B. Looking up job information C. Looking for potential usernames D. Searching domain registrars</text:p>
          </text:list-item>
        </text:list>
        <text:p text:style-name="P25"/>
        <text:p text:style-name="P25"><text:span text:style-name="Strong_20_Emphasis">:: Chapter 5 Review Questions ::</text:span></text:p>
        <text:list xml:id="list6724991895338480666" text:style-name="L8">
          <text:list-item>
            <text:p text:style-name="P14">If you receive a RST packet back from a target host, what do you know about your target? A. The target is using UDP rather than TCP. B. The destination port is open on the target host. C. The source port in the RST message is closed. D. The target expects the PSH flag to be set. </text:p>
          </text:list-item>
          <text:list-item>
            <text:p text:style-name="P14">What is the difference between a SYN scan and a full connect scan? A. A SYN scan and a full connect scan are the same. B. A full connect scan sends an ACK message first. C. A SYN scan uses the PSH flag with the SYN flag. D. The SYN scan doesn't complete the three‐way handshake. </text:p>
          </text:list-item>
          <text:list-item>
            <text:p text:style-name="P14">What is one reason a UDP scan may take longer than a TCP scan of the same host? A. UDP will <text:soft-page-break/>retransmit more. B. UDP has more ports to scan. C. UDP is a slower protocol. D. UDP requires more messages to set up. </text:p>
          </text:list-item>
          <text:list-item>
            <text:p text:style-name="P14">Why does an ACK scan not indicate clearly that ports are open? A. The scanner has to guess. B. ACK is not a supported flag. C. The target system ignores the message. D. ACK scans cause a lot of retransmits. </text:p>
          </text:list-item>
          <text:list-item>
            <text:p text:style-name="P14">What is one reason for using a scan like an ACK scan? A. It may get through firewalls and IDS devices. B. It is better supported. C. The code in nmap is more robust. D. An ACK scan is needed for scripting support. </text:p>
          </text:list-item>
          <text:list-item>
            <text:p text:style-name="P14">What does nmap look at for fingerprinting an operating system? A. The operating system headers B. The application version C. The response from connecting to port 0 D. The IP ID field and the initial sequence number </text:p>
          </text:list-item>
          <text:list-item>
            <text:p text:style-name="P14">What is nmap looking at when it conducts a version scan? A. TCP and IP headers B. Application banners C. Operating system kernel D. IP ID and TCP sequence number fields </text:p>
          </text:list-item>
          <text:list-item>
            <text:p text:style-name="P14">What is an advantage of using masscan over nmap? A. masscan has been around longer. B. nmap is hard to use. C. masscan can scan more addresses faster. D. masscan has access to scan more of the Internet. </text:p>
          </text:list-item>
          <text:list-item>
            <text:p text:style-name="P14">If you were to see <text:span text:style-name="Source_20_Text">hping ‐S ‐p 25 10.5.16.2</text:span>, what would you assume? A. Someone was trying to probe the web port of the target. B. Someone was trying to probe an email port on the target. C. Someone was trying to identify if SNMP was supported on 10.5.16.2. D. Someone had mistyped ping. </text:p>
          </text:list-item>
          <text:list-item>
            <text:p text:style-name="P14">If you were to see that someone was using OpenVAS, followed by Nessus, what might you assume? A. They were trying to break into a system. B. They didn't know how to use Nessus. C. They didn't know how to use OpenVAS. D. They were trying to reduce false positives. </text:p>
          </text:list-item>
          <text:list-item>
            <text:p text:style-name="P14">What is the difference between a false positive and a false negative? A. A false positive indicates a finding that doesn't exist, while a false negative doesn't indicate a finding that does exist. B. A false positive indicates a finding that does exist, while a false negative doesn't indicate a finding that doesn't exist. C. A false positive doesn't indicate a finding that does exist, while a false negative does indicate a finding that doesn't exist. D. A false negative does indicate a finding that doesn't exist, while a false positive doesn't indicate a finding that does exist. </text:p>
          </text:list-item>
          <text:list-item>
            <text:p text:style-name="P14">What would be the purpose of running a ping sweep? A. You want to identify responsive hosts without a port scan. B. You want to use something that is light on network traffic. C. You want to use a protocol that may be allowed through the firewall. D. All of the above. </text:p>
          </text:list-item>
          <text:list-item>
            <text:p text:style-name="P14">Which of these may be considered worst practice when it comes to vulnerability scans? A. Scanning production servers B. Notifying operations staff ahead of time C. Taking no action on the results D. Using limited details in your scan reports </text:p>
          </text:list-item>
          <text:list-item>
            <text:p text:style-name="P14">Which of these may be considered an evasive technique? A. Scanning nonstandard ports B. Encoding data C. Using a proxy server D. Using nmap in blind mode </text:p>
          </text:list-item>
          <text:list-item>
            <text:p text:style-name="P14">If you were to notice operating system commands inside a DNS request while looking at a packet capture, what might you be looking at? A. Tunneling attack B. DNS amplification C. DNS recursion D. XML entity injection </text:p>
          </text:list-item>
          <text:list-item>
            <text:p text:style-name="P14">What is an Xmas scan? A. TCP scan with SYN/ACK/FIN set B. UDP scan with FIN/PSH set C. TCP scan with FIN/PSH/URG set D. UDP scan with SYN/URG/FIN set </text:p>
          </text:list-item>
          <text:list-item>
            <text:p text:style-name="P14">What would you use MegaPing for? A. Running exploits B. Running a port scan C. Issuing manual web requests D. Crafting packets </text:p>
          </text:list-item>
          <text:list-item>
            <text:p text:style-name="P14">What would be a reason to use the Override feature in OpenVAS? A. You want to run a different plugin for a vulnerability. B. You want to change the scanner settings. C. You want to use TCP rather than UDP. D. You want to change a severity rating on a finding. </text:p>
          </text:list-item>
          <text:list-item>
            <text:p text:style-name="P14">What would you use credentials for in a vulnerability scanner? A. Better reliability in network findings B. Authenticating through VPNs for scans C. Scanning for local vulnerabilities D. <text:soft-page-break/>Running an Active Directory scan </text:p>
          </text:list-item>
          <text:list-item>
            <text:p text:style-name="P14">What is fragroute primarily used for? A. Altering network routes B. Capturing fragmented packets C. Fragmenting application traffic D. Fragmenting layer 2 and layer 3 headers </text:p>
          </text:list-item>
          <text:list-item>
            <text:p text:style-name="P14">If you wanted to have nmap perform fragmentation for you, what command‐line parameters could you use? A. ‐f and ‐‐mtu B. ‐f and ‐g C. ‐‐mtu and ‐g D. ‐g and –spoof‐mac </text:p>
          </text:list-item>
          <text:list-item>
            <text:p text:style-name="P14">What type of scan would you use to take advantage of firewall rules that may be in place to accommodate protocols like DNS and FTP? A. Fragmentation B. MAC spoofing C. Source port spoofing D. Idle scanning </text:p>
          </text:list-item>
          <text:list-item>
            <text:p text:style-name="P14">When could you use MAC spoofing with your nmap scan? A. If your target is running DNS B. If you ran a fragmentation attack at the same time C. If you were remote D. If you were on the local network </text:p>
          </text:list-item>
          <text:list-item>
            <text:p text:style-name="P14">What number does the MTU setting need to be a multiple of when you are using MTU fragmenting with nmap? A. 2 B. 4 C. 6 D. 8 </text:p>
          </text:list-item>
          <text:list-item>
            <text:p text:style-name="P2">What command‐line parameter would you use to perform a decoy scan with nmap? A. ‐C B. ‐D C. ‐S D. ‐F</text:p>
          </text:list-item>
        </text:list>
        <text:p text:style-name="P25"/>
        <text:p text:style-name="P25"><text:span text:style-name="Strong_20_Emphasis">:: Chapter 6 Review Questions ::</text:span></text:p>
        <text:list xml:id="list794983485574375094" text:style-name="L9">
          <text:list-item>
            <text:p text:style-name="P15">What are RPCs primarily used for? A. Interprocess communications B. Interprocess semaphores C. Remote method invocation D. Process demand paging </text:p>
          </text:list-item>
          <text:list-item>
            <text:p text:style-name="P15">What would you be trying to enumerate if you were to use enum4linux? A. Procedures B. Linux‐based services C. Shares and/or users D. Memory utilization </text:p>
          </text:list-item>
          <text:list-item>
            <text:p text:style-name="P15">How do you authenticate with SNMPv1? A. Username/password B. Hash C. Public string D. Community string </text:p>
          </text:list-item>
          <text:list-item>
            <text:p text:style-name="P15">What SMTP command would you use to get the list of users in a mailing list? A. EXPD B. VRFY C. EXPN D. VRML </text:p>
          </text:list-item>
          <text:list-item>
            <text:p text:style-name="P15">What type of enumeration would you use the utility dirb for? A. Directory listings B. Directory enumeration C. Brute‐force dialing D. User directory analysis </text:p>
          </text:list-item>
          <text:list-item>
            <text:p text:style-name="P15">What are data descriptions in SNMP called? A. Management‐based information B. Data structure definition C. Extensible markup language D. Management information base </text:p>
          </text:list-item>
          <text:list-item>
            <text:p text:style-name="P15">What is the process Java programs identify themselves to if they are sharing procedures over the network? A. RMI registry B. RMI mapper C. RMI database D. RMI process </text:p>
          </text:list-item>
          <text:list-item>
            <text:p text:style-name="P15">You are working with a colleague, and you see them interacting with an email server using the VRFY command. What is it your colleague is doing? A. Verifying SMTP commands B. Verifying mailing lists C. Verifying email addresses D. Verifying the server config </text:p>
          </text:list-item>
          <text:list-item>
            <text:p text:style-name="P15">What is the SMB protocol used for? A. Data transfers using NFS B. Data transfers on Windows systems C. Data transfers for email attachments D. Data transfers for Windows Registry updates </text:p>
          </text:list-item>
          <text:list-item>
            <text:p text:style-name="P15">Which of these is a built‐in program on Windows for gathering information using SMB? A. nmblookup B. smbclient C. Metasploit D. nbtstat </text:p>
          </text:list-item>
          <text:list-item>
            <text:p text:style-name="P15">What status code will you get if your attempt to use the VRFY command fails? A. 550 B. 501 C. 250 D. 200 </text:p>
          </text:list-item>
          <text:list-item>
            <text:p text:style-name="P15">What program would you use to enumerate services? A. smbclient B. nmap C. enum4linux D. snmpwalk </text:p>
          </text:list-item>
          <text:list-item>
            <text:p text:style-name="P15">Which version of SNMP introduced encryption and user‐based authentication? A. 1 B. 2 C. 2c D. 3 </text:p>
          </text:list-item>
          <text:list-item>
            <text:p text:style-name="P15">Which of these could you enumerate on a WordPress site using wpscan? A. Plugins B. Posts C. Administrators D. Versions </text:p>
          </text:list-item>
          <text:list-item>
            <text:p text:style-name="P15">Which of these tools allows you to create your own enumeration function based on ports being <text:soft-page-break/>identified as open? A. Metasploit B. nmap C. Netcat D. nbtstat </text:p>
          </text:list-item>
          <text:list-item>
            <text:p text:style-name="P15">What underlying functionality is necessary to enable Windows file sharing? A. Network File System B. Common Internet File System C. Remote procedure call D. Remote method invocation </text:p>
          </text:list-item>
          <text:list-item>
            <text:p text:style-name="P15">What is the IPC$ share used for? A. Process piping B. Interprocess construction C. Remote process management D. Interprocess communication </text:p>
          </text:list-item>
          <text:list-item>
            <text:p text:style-name="P15">What tool does a Java program need to use to implement remote process communication? A. JRE B. rmic C. rmir D. JDK </text:p>
          </text:list-item>
          <text:list-item>
            <text:p text:style-name="P15">Which of these passes objects between systems? A. SunRPC B. SMB C. RMI D. nmap </text:p>
          </text:list-item>
          <text:list-item>
            <text:p text:style-name="P15">If you needed to enumerate data across multiple services and also store the data for retrieval later, what tool would you use? A. Metasploit B. nmap C. RMI D. Postgres </text:p>
          </text:list-item>
          <text:list-item>
            <text:p text:style-name="P15">Which SMTP command would be easiest to disable to prevent attackers from misusing it for enumeration? A. MAIL FROM B. RCPT TO C. DATA D. VRFY </text:p>
          </text:list-item>
          <text:list-item>
            <text:p text:style-name="P15">Which version of SNMP should network administrators be running? A. V1 B. V2 C. V3 D. V4 </text:p>
          </text:list-item>
          <text:list-item>
            <text:p text:style-name="P15">Which of these is not a way to protect against enumeration with SMB? A. Implement the latest NetBIOS patches B. Disable SMB C. Use network firewalls D. Disable sharing </text:p>
          </text:list-item>
          <text:list-item>
            <text:p text:style-name="P15">Which Metasploit module would you use to take advantage of potentially weaker permissions on an end user's workstation? A. auxiliary/scanner/smb/smb_enumusers_domain B. auxiliary/admin/smb/delete_file C. auxiliary/admin/smb/check_dir_file D. auxiliary/scanner/smb/smb_enumshares </text:p>
          </text:list-item>
          <text:list-item>
            <text:p text:style-name="P3">Which security technology could you use to protect against enumeration on services? A. Intrusion detection system (IDS) B. Host‐based firewall C. Endpoint Detection and Response (EDR) D. Anti‐malware</text:p>
          </text:list-item>
        </text:list>
        <text:p text:style-name="P25"/>
        <text:p text:style-name="P25"><text:span text:style-name="Strong_20_Emphasis">:: Chapter 7 Review Questions ::</text:span></text:p>
        <text:list xml:id="list6266007580485538891" text:style-name="L10">
          <text:list-item>
            <text:p text:style-name="P16">What are the three times that are typically stored as part of file metadata? A. Moves, adds, changes B. Modified, accessed, deleted C. Moved, accessed, changed D. Modified, accessed, created </text:p>
          </text:list-item>
          <text:list-item>
            <text:p text:style-name="P16">What is it called when you obtain administrative privileges from a normal user account? A. Privilege escalation B. Account migration C. Privilege migration D. Account escalation </text:p>
          </text:list-item>
          <text:list-item>
            <text:p text:style-name="P16">What does John the Ripper's single crack mode, the default mode, do? A. Checks every possible password B. Uses known information and mangling rules C. Uses a built‐in wordlist D. Uses wordlist and mangling rules </text:p>
          </text:list-item>
          <text:list-item>
            <text:p text:style-name="P16">What is the trade‐off for using rainbow tables? A. Disk space prioritized over speed B. Accuracy prioritized over disk space C. Speed prioritized over accuracy D. Speed prioritized over disk space </text:p>
          </text:list-item>
          <text:list-item>
            <text:p text:style-name="P16">Which of these is a reason to use an exploit against a local vulnerability? A. Pivoting B. Log manipulation C. Privilege escalation D. Password collection </text:p>
          </text:list-item>
          <text:list-item>
            <text:p text:style-name="P16">What is it called when you manipulate the time stamps on files? A. Time stamping B. Timestomping C. Meta stomping D. Meta manipulation </text:p>
          </text:list-item>
          <text:list-item>
            <text:p text:style-name="P16">What would an attacker use an alternate data stream on a Windows system for? A. Hiding files B. Running programs C. Storing PowerShell scripts D. Blocking files </text:p>
          </text:list-item>
          <text:list-item>
            <text:p text:style-name="P16">Which of these techniques might be used directly to maintain access to a system? A. Run key in the Windows Registry B. Alternate data stream C. .vimrc file on Linux D. PowerShell </text:p>
          </text:list-item>
          <text:list-item>
            <text:p text:style-name="P16">If you were looking for reliable exploits you could use against known vulnerabilities, what would you use? A. Tor network B. Meterpreter C. msfvenom D. Exploit‐DB </text:p>
          </text:list-item>
          <text:list-item>
            <text:p text:style-name="P16">What might an attacker be trying to do by using the clearev command in Meterpreter? A. Run <text:soft-page-break/>an exploit B. Manipulate time stamps C. Manipulate log files D. Remote login </text:p>
          </text:list-item>
          <text:list-item>
            <text:p text:style-name="P16">You find after you get access to a system that you are the user www‐data. What might you try to do shortly after getting access to the system? A. Pivot to another network B. Elevate privileges C. Wipe logs D. Exploit the web browser </text:p>
          </text:list-item>
          <text:list-item>
            <text:p text:style-name="P16">You've installed multiple files and processes on the compromised system. What should you also look at installing? A. Registry keys B. Alternate data streams C. Rootkit D. Root login </text:p>
          </text:list-item>
          <text:list-item>
            <text:p text:style-name="P16">What does pivoting on a compromised system get you? A. Database access B. A route to extra networks C. Higher level of privileges D. Persistent access </text:p>
          </text:list-item>
          <text:list-item>
            <text:p text:style-name="P16">What would you use the program rtgen for? A. Generating wordlists B. Generating rainbow tables C. Generating firewall rules D. Persistent access </text:p>
          </text:list-item>
          <text:list-item>
            <text:p text:style-name="P16">Which of these would be a way to exploit a client‐side vulnerability? A. Sending malformed packets to a web server B. Sending large ICMP packets C. Sending a crafted URL D. Brute‐force password attack </text:p>
          </text:list-item>
          <text:list-item>
            <text:p text:style-name="P16">What is one outcome from process injection? A. Hidden process B. Rootkit C. Alternate data streams D. Steganography </text:p>
          </text:list-item>
          <text:list-item>
            <text:p text:style-name="P16">Which tool would you use to compromise a system and then perform post‐exploitation actions? A. nmap B. John the Ripper C. searchsploit D. Metasploit </text:p>
          </text:list-item>
          <text:list-item>
            <text:p text:style-name="P16">What application would be a common target for client‐side exploits? A. Web server B. Web browser C. Web application firewall D. Web pages </text:p>
          </text:list-item>
          <text:list-item>
            <text:p text:style-name="P16">What are two advantages of using a rootkit? A. Installing alternate data streams and Registry keys B. Creating Registry keys and hidden processes C. Hiding processes and files D. Hiding files and Registry keys </text:p>
          </text:list-item>
          <text:list-item>
            <text:p text:style-name="P16">What could you use to obtain password hashes from a compromised system? A. John the Ripper B. mimikatz C. Rainbow tables D. Process dumping </text:p>
          </text:list-item>
          <text:list-item>
            <text:p text:style-name="P16">What technique would you use to prevent understanding of PowerShell scripts that had been logged? A. Encoding B. Obfuscation C. Rainbow tables D. Kerberoasting </text:p>
          </text:list-item>
          <text:list-item>
            <text:p text:style-name="P16">What technique might be mostly likely to be used to gather credentials from a remote system on a Windows network? A. Kerberoasting B. Fuzzing C. Rootkits D. PowerShell scripting </text:p>
          </text:list-item>
          <text:list-item>
            <text:p text:style-name="P16">What language might be most likely to be used by attackers who want to live off the land on Windows systems? A. Ruby B. Python C. cmdlets D. PowerShell </text:p>
          </text:list-item>
          <text:list-item>
            <text:p text:style-name="P16">If you wanted to identify vulnerabilities previously undiscovered in an application, including a network service, what tool might you use? A. Rubeus B. Ophcrack C. John the Ripper D. Peach </text:p>
          </text:list-item>
          <text:list-item>
            <text:p text:style-name="P4">What operating system–agnostic interface might you use if you had compromised a system? A. Rubeus B. Meterpreter C. Empire D. Ophcrack</text:p>
          </text:list-item>
        </text:list>
        <text:p text:style-name="P25"/>
        <text:p text:style-name="P25"><text:span text:style-name="Strong_20_Emphasis">:: Chapter 8 Review Questions ::</text:span></text:p>
        <text:list xml:id="list6030584836746987523" text:style-name="L11">
          <text:list-item>
            <text:p text:style-name="P17">In a botnet, what are the systems that tell individual bots what to do called? A. C2 servers B. IRC servers C. HTTP servers D. ISC2 servers </text:p>
          </text:list-item>
          <text:list-item>
            <text:p text:style-name="P17">What is the primary difference between a worm and a virus? A. A worm uses polymorphic code. B. A virus uses polymorphic code. C. A worm can self‐propagate. D. A virus can self‐propagate. </text:p>
          </text:list-item>
          <text:list-item>
            <text:p text:style-name="P17">What is one advantage of static analysis over dynamic analysis of malware? A. Malware is guaranteed to deploy. B. Dynamic analysis is untrustworthy. C. Static analysis limits your exposure to infection. D. Static analysis can be run in virtual machines. </text:p>
          </text:list-item>
          <text:list-item>
            <text:p text:style-name="P17">What would you use VirusTotal for? A. Checking your system for viruses B. Endpoint protection C. As a repository of malware research D. Identifying malware against antivirus engines </text:p>
          </text:list-item>
          <text:list-item>
            <text:p text:style-name="P17">What are two sections you would commonly find in a portable executable file? A. Text and <text:soft-page-break/>binary B. Binary and data C. Addresses and operations D. Text and data </text:p>
          </text:list-item>
          <text:list-item>
            <text:p text:style-name="P17">What could you use to generate your own malware? A. Empire B. Metasploit C. Rcconsole D. IDA Pro </text:p>
          </text:list-item>
          <text:list-item>
            <text:p text:style-name="P17">What is the purpose of a packer for malware? A. To obscure the actual program B. To ensure that the program is all binary C. To compile the program into a tight space D. To remove null characters </text:p>
          </text:list-item>
          <text:list-item>
            <text:p text:style-name="P17">What is the primary purpose of polymorphic code for malware programs? A. Efficiency of execution B. Propagation of the malware C. Antivirus evasion D. Faster compilation </text:p>
          </text:list-item>
          <text:list-item>
            <text:p text:style-name="P17">What would be one reason not to write malware in Python? A. The Python interpreter is slow. B. The Python interpreter may not be available. C. Library support is inadequate. D. Python is a hard language to learn. </text:p>
          </text:list-item>
          <text:list-item>
            <text:p text:style-name="P17">What would you use Cuckoo Sandbox for? A. Static analysis of malware B. Malware development C. Dynamic analysis of malware D. Manual analysis of malware </text:p>
          </text:list-item>
          <text:list-item>
            <text:p text:style-name="P17">If you wanted a tool that could help with both static and dynamic analysis of malware, which would you choose? A. Cutter B. IDA C. PE Explorer D. MalAlyzer </text:p>
          </text:list-item>
          <text:list-item>
            <text:p text:style-name="P17">What is the purpose of using a disassembler? A. Converting opcodes to mnemonics B. Converting mnemonics to opcodes C. Translating mnemonics to operations D. Removing the need for an assembler </text:p>
          </text:list-item>
          <text:list-item>
            <text:p text:style-name="P17">What does the malware that is referred to as a dropper do? A. Drops antivirus operations B. Drops CPU protections against malicious execution C. Drops files that may be more malware D. Drops the malware into the Recycle Bin </text:p>
          </text:list-item>
          <text:list-item>
            <text:p text:style-name="P17">Why would you use an encoder when you are creating malware using Metasploit? A. To compile the malware B. To evade antivirus C. To evade user detection D. To compress the malware </text:p>
          </text:list-item>
          <text:list-item>
            <text:p text:style-name="P17">If you were to see the following command in someone's history, what would you think had happened? <text:span text:style-name="Source_20_Text">msfvenom -i 5 -p windows/x64/shell_reverse_tcp -o program</text:span> A. A poison pill was created. B. A malicious program was generated. C. Existing malware was encoded. D. Metasploit was started. </text:p>
          </text:list-item>
          <text:list-item>
            <text:p text:style-name="P17">What is the difference between a virus and ransomware? A. Ransomware may be a virus. B. Ransomware includes Bitcoins. C. Ransomware is generated only in Russia. D. A virus runs only on Windows systems. </text:p>
          </text:list-item>
          <text:list-item>
            <text:p text:style-name="P17">Why would someone use a Trojan? A. It acts as malware infrastructure. B. It evades antivirus. C. It pretends to be something else. D. It's polymorphic. </text:p>
          </text:list-item>
          <text:list-item>
            <text:p text:style-name="P17">Which of these tools would be most beneficial when trying to dynamically analyze malware? A. Cutter B. OllyDbg C. Metasploit D. AV‐TEST </text:p>
          </text:list-item>
          <text:list-item>
            <text:p text:style-name="P17">Which end of a client‐server communication goes on the infected system if it is communicating with infrastructure? A. Client B. Satellite C. Server D. Master station </text:p>
          </text:list-item>
          <text:list-item>
            <text:p text:style-name="P17">Which of these would be a reason why it is best for communications to originate from inside the infected network? A. Antivirus B. Virtual machines C. Intrusion detection D. Firewall </text:p>
          </text:list-item>
          <text:list-item>
            <text:p text:style-name="P17">What is the tactic of allowing software to continue running across reboots of a system called? A. Obfuscation B. Persistence C. Disassembly D. Packing </text:p>
          </text:list-item>
          <text:list-item>
            <text:p text:style-name="P17">What tool could you use to deeply analyze malicious software? A. Strings B. Hashing C. Ghidra D. Metasploit </text:p>
          </text:list-item>
          <text:list-item>
            <text:p text:style-name="P17">What practice could an organization use to protect itself against data loss from ransomware? A. Implement anti‐malware B. Implement endpoint detection and response C. Sweep for indicators of compromise D. Implement good backup practices </text:p>
          </text:list-item>
          <text:list-item>
            <text:p text:style-name="P17">What piece of software could you use to recover from a ransomware attack? A. Decryptor B. Encryptor C. Anti‐malware D. Endpoint detection and response </text:p>
          </text:list-item>
          <text:list-item>
            <text:p text:style-name="P5">What persistence mechanism might allow malware to protect itself against anti‐malware <text:soft-page-break/>software? A. Scheduled tasks B. WMI event subscriptions C. Pre‐boot malware D. HKEY_LOCAL_MACHINE Registry key</text:p>
          </text:list-item>
        </text:list>
        <text:p text:style-name="P25"/>
        <text:p text:style-name="P25"/>
        <text:p text:style-name="P25"><text:span text:style-name="Strong_20_Emphasis">:: Chapter 9 Review Questions ::</text:span></text:p>
        <text:list xml:id="list1296868947526397404" text:style-name="L12">
          <text:list-item>
            <text:p text:style-name="P18">Which hardware vendor uses the term SPAN on switches? A. HP B. 3COM C. Cisco D. Juniper </text:p>
          </text:list-item>
          <text:list-item>
            <text:p text:style-name="P18">If you saw the following command line, what would you be capturing? <text:span text:style-name="Source_20_Text">tcpdump -i eth2 host 192.168.10.5</text:span> A. Traffic just from 192.168.10.5 B. Traffic to and from 192.168.10.5 C. Traffic just to 192.168.10.5 D. All traffic other than from 192.168.10.5 </text:p>
          </text:list-item>
          <text:list-item>
            <text:p text:style-name="P18">In the following packet, what port is the source port? <text:span text:style-name="Source_20_Text">20:45:55.272087 IP yazpistachio.lan.62882&gt; loft.lan.afs3-fileserver: Flags [P.], seq 915235445:915235528, ack 3437317287, win 2048, options [nop,nop,TS val 1310611430 ecr 1794010423], length 83</text:span> A. 1310611430 B. 272087 C. 2048 D. 62882 </text:p>
          </text:list-item>
          <text:list-item>
            <text:p text:style-name="P18">What is one downside to running a default tcpdump without any parameters? A. DNS requests B. Not enough information C. Sequence numbers don't show D. tcpdump not running without additional parameters </text:p>
          </text:list-item>
          <text:list-item>
            <text:p text:style-name="P18">At which protocol layer does the Berkeley Packet Filter operate? A. Internetwork B. Transport C. Data Link D. Protocol </text:p>
          </text:list-item>
          <text:list-item>
            <text:p text:style-name="P18">What do we call an ARP response without a corresponding ARP request? A. Is‐at response B. Who‐has ARP C. Gratuitous ARP D. IP response </text:p>
          </text:list-item>
          <text:list-item>
            <text:p text:style-name="P18">Which functionality in Wireshark will provide you with percentages for every protocol in the packet capture, ordered by protocol layers? A. Conversations B. Endpoints C. Protocol hierarchy D. Statistics view </text:p>
          </text:list-item>
          <text:list-item>
            <text:p text:style-name="P18">Which program would you use if you wanted to only print specific fields from the captured packet? A. fielddump B. tcpdump C. wiredump D. tshark </text:p>
          </text:list-item>
          <text:list-item>
            <text:p text:style-name="P18">The following shows a time stamp. What does the time of this message reflect? <text:span text:style-name="Source_20_Text">630 41.897644 192.168.86.210 239.255.255.250 SSDP 750 NOTIFY * HTTP/1.1 [ETHERNET FRAME CHECK SEQUENCE INCORRECT]</text:span> A. The time since 1970. B. The time of day. C. The time since packet start. D. There is no time in the summary. </text:p>
          </text:list-item>
          <text:list-item>
            <text:p text:style-name="P18">What protocol is being used in the frame listed in this summary? <text:span text:style-name="Source_20_Text">719 42.691135 157.240.19.26 192.168.86.26 TCP 1464 443 → 61618 [ACK] Seq=4361 Ack=1276 Win=31232 Len=1398 TSval=3725556941 TSecr=1266252437 [TCP segment of a reassembled PDU]</text:span> A. TLS B. UDP C. IP D. TCP </text:p>
          </text:list-item>
          <text:list-item>
            <text:p text:style-name="P18">What program could be used to perform spoofing attacks and also supports plugins? A. arpspoof B. fragroute C. Ettercap D. sslstrip </text:p>
          </text:list-item>
          <text:list-item>
            <text:p text:style-name="P18">What would you need to do before you could perform a DNS spoof attack using Ettercap? A. Set up a port span. B. Start up Wireshark. C. ARP spoof. D. Configure sslstrip. </text:p>
          </text:list-item>
          <text:list-item>
            <text:p text:style-name="P18">Which command‐line parameter would you use to disable name resolutions in tcpdump? A. −n B. −i C. −r D. −x </text:p>
          </text:list-item>
          <text:list-item>
            <text:p text:style-name="P18">Why might you have more endpoints shown at layer 4 than at layer 2? A. Layer 4 multiplexes layer 2. B. Systems may initiate multiple connections to the same host. C. Ports are more numerous than MAC addresses. D. The IP addresses dictate the endpoints. </text:p>
          </text:list-item>
          <text:list-item>
            <text:p text:style-name="P18">What would you use sslstrip for? A. Getting plaintext traffic B. Removing all SSL requests C. Converting SSL to TLS D. Converting TLS to SSL </text:p>
          </text:list-item>
          <text:list-item>
            <text:p text:style-name="P18">Why might you have problems with sslstrip? A. sslstrip is deprecated. B. sslstrip doesn't work <text:soft-page-break/>with newer versions of TLS. C. sslstrip doesn't support TLS. D. sslstrip works only with Ettercap. </text:p>
          </text:list-item>
          <text:list-item>
            <text:p text:style-name="P18">What does the following line mean? <text:span text:style-name="Source_20_Text">Sequence number: 4361 (relative sequence number)</text:span> A. The sequence number shown is not the real sequence number. B. The sequence number shown has not been incremented. C. The sequence number shown isn't long enough. D. The sequence number shown is the acknowledgment number. </text:p>
          </text:list-item>
          <text:list-item>
            <text:p text:style-name="P18">What can you say about [TCP Segment Len: 35], as provided by Wireshark? A. The window size has changed. B. Wireshark has inferred this information. C. Wireshark extracted this from one of the headers. D. Wireshark has additional detail below. </text:p>
          </text:list-item>
          <text:list-item>
            <text:p text:style-name="P18">What problem does port spanning overcome? A. Switches don't support layer 3. B. Switches aggregate ports. C. Switches filter traffic. D. Switches are unreliable. </text:p>
          </text:list-item>
          <text:list-item>
            <text:p text:style-name="P18">What is the /etc/ettercap/etter.dns file used for? A. Enabling firewall rules for Ettercap B. Configuring hostnames to IP addresses C. Setting up mail for Ettercap D. Disabling ARP spoofing in Ettercap </text:p>
          </text:list-item>
          <text:list-item>
            <text:p text:style-name="P18">If you saw the following in your ifconfig output, what could you say is happening? <text:span text:style-name="Source_20_Text">eth0: flags=8963&lt;UP,BROADCAST,SMART,RUNNING,PROMISC,SIMPLEX,MULTICAST&gt; mtu 1500 ...</text:span> A. ARP spoofing attack B. ARP flooding attack C. Network sniffing D. Man‐in‐the‐middle attack </text:p>
          </text:list-item>
          <text:list-item>
            <text:p text:style-name="P18">Which of these would not be a result of a DHCP starvation attack for the victim? A. Attacker getting a new IP address B. Attacker setting default gateway C. Attacker setting DNS server D. Denial of service </text:p>
          </text:list-item>
          <text:list-item>
            <text:p text:style-name="P18">If you suddenly saw a large number of DHCPDISCOVER packets on your network, what might you begin investigating? A. ARP spoofing B. Network sniffing C. DHCP starvation attack D. DNS poisoning </text:p>
          </text:list-item>
          <text:list-item>
            <text:p text:style-name="P18">What network technology makes sniffing harder for attackers? A. Hubs B. DHCP C. Switches D. Mail servers </text:p>
          </text:list-item>
          <text:list-item>
            <text:p text:style-name="P6">Your sslstrip session is not going well. What might you suspect? A. The sessions are all SSL v3. B. The sessions are all TLS v1.0. C. The sessions are all TLS v1.1. D. The sessions are all TLS v1.3.</text:p>
          </text:list-item>
        </text:list>
        <text:p text:style-name="P25"/>
        <text:p text:style-name="P25"/>
        <text:p text:style-name="P25"><text:span text:style-name="Strong_20_Emphasis">:: Chapter 10 Review Questions ::</text:span></text:p>
        <text:list xml:id="list8380195171967507602" text:style-name="L13">
          <text:list-item>
            <text:p text:style-name="P19">You get a phone call from someone telling you they are from the IRS and they are sending the police to your house now to arrest you unless you provide a method of payment immediately. What tactic is the caller using? A. Pretexting B. Biometrics C. Smishing D. Rogue access </text:p>
          </text:list-item>
          <text:list-item>
            <text:p text:style-name="P19">You are working on a red team engagement. Your team leader has asked you to use baiting as a way to get in. What are you being asked to do? A. Make phone calls B. Clone a website C. Leave USB sticks around D. Spoof an RFID ID </text:p>
          </text:list-item>
          <text:list-item>
            <text:p text:style-name="P19">Which of the social engineering principles is in use when you see a line of people at a vendor booth at a security conference waiting to grab free USB sticks and CDs? A. Reciprocity B. Social proof C. Authority D. Scarcity </text:p>
          </text:list-item>
          <text:list-item>
            <text:p text:style-name="P19">What is a viable approach to protecting against tailgaiting? A. Biometrics B. Badge access C. Phone verification D. Man traps </text:p>
          </text:list-item>
          <text:list-item>
            <text:p text:style-name="P19">Why would you use wireless social engineering? A. To send phishing messages B. To gather credentials C. To get email addresses D. To make phone calls </text:p>
          </text:list-item>
          <text:list-item>
            <text:p text:style-name="P19">Which social engineering principle may allow a phony call from the help desk to be effective? <text:soft-page-break/>A. Social proof B. Imitation C. Scarcity D. Authority </text:p>
          </text:list-item>
          <text:list-item>
            <text:p text:style-name="P19">Why would you use automated tools for social engineering attacks? A. Better control over outcomes B. Reduce complexity C. Implement social proof D. Demonstrate authority </text:p>
          </text:list-item>
          <text:list-item>
            <text:p text:style-name="P19">What social engineering vector would you use if you wanted to gain access to a building? A. Impersonation B. Scarcity C. Vishing D. Smishing </text:p>
          </text:list-item>
          <text:list-item>
            <text:p text:style-name="P19">Which of these would be an example of pretexting? A. Web page asking for credentials B. A cloned badge C. An email from a former coworker D. Rogue wireless access point </text:p>
          </text:list-item>
          <text:list-item>
            <text:p text:style-name="P19">What tool could you use to clone a website? A. httclone B. curl‐get C. wget D. wclone </text:p>
          </text:list-item>
          <text:list-item>
            <text:p text:style-name="P19">How would someone keep a baiting attack from being successful? A. Disable Registry cloning. B. Disable autorun. C. Epoxy external ports. D. Don't browse the Internet. </text:p>
          </text:list-item>
          <text:list-item>
            <text:p text:style-name="P19">What statistic are you more likely to be concerned about when thinking about implementing biometrics? A. False positive rate B. False negative rate C. False failure rate D. False acceptance rate </text:p>
          </text:list-item>
          <text:list-item>
            <text:p text:style-name="P19">Which of these forms of biometrics is least likely to give a high true accept rate while minimizing false reject rates? A. Voiceprint B. Iris scanning C. Retinal scanning D. Fingerprint scanning </text:p>
          </text:list-item>
          <text:list-item>
            <text:p text:style-name="P19">What attack can a proximity card be susceptible to? A. Tailgating B. Phishing C. Credential theft D. Cloning </text:p>
          </text:list-item>
          <text:list-item>
            <text:p text:style-name="P19">Which form of biometrics scans a pattern in the area of the eye around the pupil? A. Retinal scanning B. Fingerprint scanning C. Iris scanning D. Uvea scanning </text:p>
          </text:list-item>
          <text:list-item>
            <text:p text:style-name="P19">What would the result of a high false failure rate be? A. People having to call security B. Unauthorized people being allowed in C. Forcing the use of a man trap D. Reduction in the use of biometrics </text:p>
          </text:list-item>
          <text:list-item>
            <text:p text:style-name="P19">You've received a text message from an unknown number that is only five digits long. It doesn't have any text, just a URL. What might this be an example of? A. Vishing B. Smishing C. Phishing D. Impersonation </text:p>
          </text:list-item>
          <text:list-item>
            <text:p text:style-name="P19">What is an advantage of a phone call over a phishing email? A. You are able to go into more detail with pretexting. B. Phishing attacks are unreliable. C. Not everyone has email, but everyone has a phone. D. Pretexting works only over the phone. </text:p>
          </text:list-item>
          <text:list-item>
            <text:p text:style-name="P19">What is the web page you may be presented with when connecting to a wireless access point, especially in a public place? A. Credential harvester B. Captive portal C. Wi‐Fi portal D. Authentication point </text:p>
          </text:list-item>
          <text:list-item>
            <text:p text:style-name="P19">What tool could you use to generate email attacks as well as wireless attacks? A. Meterpreter B. wifiphisher C. SE Toolkit D. Social Automator </text:p>
          </text:list-item>
          <text:list-item>
            <text:p text:style-name="P19">What type of social engineering technique are you using if you are leaving USB sticks with malware on them around an office, expecting users to plug them into their systems? A. Pretexting B. Identity theft C. Contact spamming D. Baiting </text:p>
          </text:list-item>
          <text:list-item>
            <text:p text:style-name="P19">Your colleagues are suddenly calling you to indicate they received a strange email from you and are wondering what you are up to. If you didn't send the message, what should you suspect? A. Quid pro quo B. Cloning C. Contact spamming D. Man traps </text:p>
          </text:list-item>
          <text:list-item>
            <text:p text:style-name="P19">Which of these pieces of information would not be of interest to an attacker trying to steal your identity? A. Birthplace B. First book you ever read C. Mother's maiden name D. Social Security number </text:p>
          </text:list-item>
          <text:list-item>
            <text:p text:style-name="P19">If an attacker is using quid pro quo as a tactic to get you to provide information to them, who may they be most likely to indicate they are? A. Your car dealer B. Help‐desk staff C. Your mother D. Your dog </text:p>
          </text:list-item>
          <text:list-item>
            <text:p text:style-name="P7">Which of these is not a good way to protect against identity theft? A. Shredding bank records B. Using long and strong passwords C. Encrypting your file system D. Using a safe to store sensitive documents</text:p>
          </text:list-item>
        </text:list>
        <text:p text:style-name="P25"><text:soft-page-break/></text:p>
        <text:p text:style-name="P25"><text:span text:style-name="Strong_20_Emphasis">:: Chapter 11 Review Questions ::</text:span></text:p>
        <text:list xml:id="list5680010158194179931" text:style-name="L14">
          <text:list-item>
            <text:p text:style-name="P20">What are the two types of wireless networks? A. Star and ring B. Bus and hybrid C. Infrastructure and hybrid D. Infrastructure and ad hoc </text:p>
          </text:list-item>
          <text:list-item>
            <text:p text:style-name="P20">How many stages are used in the WPA handshake? A. Two B. Four C. Three D. One </text:p>
          </text:list-item>
          <text:list-item>
            <text:p text:style-name="P20">What mode has to be enabled on a network interface to allow all headers in wireless traffic to be captured? A. Promiscuous B. Monitor C. Radio D. Wireless LAN </text:p>
          </text:list-item>
          <text:list-item>
            <text:p text:style-name="P20">What wireless attack would you use to take a known piece of information to be able to decrypt wireless traffic? A. Sniffing B. Deauthentication C. Key reinstallation D. Evil twin </text:p>
          </text:list-item>
          <text:list-item>
            <text:p text:style-name="P20">What is the purpose of performing a Bluetooth scan? A. Identifying open ports B. Identifying available profiles C. Identifying endpoints D. Identifying vendors </text:p>
          </text:list-item>
          <text:list-item>
            <text:p text:style-name="P20">What is the purpose of a deauthentication attack? A. Disabling stations B. Forcing stations to reauthenticate C. Reducing the number of steps in the handshake D. Downgrading encryption </text:p>
          </text:list-item>
          <text:list-item>
            <text:p text:style-name="P20">What is the policy that allows people to use their own smartphones on the enterprise network? A. Bring your own device B. Use your own device C. Bring your own smart device D. Use your own smart device </text:p>
          </text:list-item>
          <text:list-item>
            <text:p text:style-name="P20">What part of the encryption process was weak in WEP? A. Keying B. Diffie‐Hellman C. Initialization vector D. Seeding vector </text:p>
          </text:list-item>
          <text:list-item>
            <text:p text:style-name="P20">What is the WPA four‐way handshake used for? A. Passing keys B. Deriving keys C. Encrypting messages D. Initialization seeding </text:p>
          </text:list-item>
          <text:list-item>
            <text:p text:style-name="P20">What is the SSID used for? A. Encrypting messages B. Providing an IP address C. Identifying a network D. Seeding a key </text:p>
          </text:list-item>
          <text:list-item>
            <text:p text:style-name="P20">What kind of access point is being used in an evil twin attack? A. Infrastructure B. Ad hoc C. WPA D. Rogue </text:p>
          </text:list-item>
          <text:list-item>
            <text:p text:style-name="P20">How does an evil twin attack work? A. Phishing users for credentials B. Spoofing an SSID C. Changing an SSID D. Injecting four‐way handshakes </text:p>
          </text:list-item>
          <text:list-item>
            <text:p text:style-name="P20">What is a method to successfully get malware onto a mobile device without having to get the user to do something they wouldn't normally do? A. Using the Apple Store or Google Play Store B. Using external storage on an Android C. Using a third‐party app store D. Jailbreaking </text:p>
          </text:list-item>
          <text:list-item>
            <text:p text:style-name="P20">What would you use a bluebugging attack for? A. Identifying Bluetooth devices nearby B. Listening to a physical space C. Enabling a phone's camera D. Gathering data from a target system </text:p>
          </text:list-item>
          <text:list-item>
            <text:p text:style-name="P20">What would a signal range for a Class A Bluetooth device commonly be? A. 300 ft. B. 3,000 ft. C. 75 ft. D. 500 ft. </text:p>
          </text:list-item>
          <text:list-item>
            <text:p text:style-name="P20">What tool could you use to enable sniffing on your wireless network to acquire all headers? A. Ettercap B. tcpdump C. aircrack‐ng D. airmon‐ng </text:p>
          </text:list-item>
          <text:list-item>
            <text:p text:style-name="P20">Why is bluesnarfing potentially more dangerous than bluejacking from the standpoint of the victim? A. Bluejacking sends while bluesnarfing receives. B. Bluejacking receives while bluesnarfing sends. C. Bluejacking installs keyloggers. D. Bluesnarfing installs keyloggers. </text:p>
          </text:list-item>
          <text:list-item>
            <text:p text:style-name="P20">What tool would allow you to run an evil twin attack? A. Wireshark B. Ettercap C. wifiphisher D. aircrack‐ng </text:p>
          </text:list-item>
          <text:list-item>
            <text:p text:style-name="P20">What types of authentication are allowed in a WPA‐encrypted network? A. Handshake and personal B. Personal and enterprise C. Enterprise and handshake D. 802.11 and personal </text:p>
          </text:list-item>
          <text:list-item>
            <text:p text:style-name="P20">What wouldn't you see when you capture wireless traffic that includes radio headers? A. Capabilities B. Probe requests C. SSIDs D. Network type </text:p>
          </text:list-item>
          <text:list-item>
            <text:p text:style-name="P20">What does WPA3 use to start the authentication and association process between stations and access points? A. Four‐way handshake B. Mutual authentication of peers C. Simultaneous authentication of equals D. Separate authentication with encryption </text:p>
          </text:list-item>
          <text:list-item>
            <text:p text:style-name="P20"><text:soft-page-break/>Which of these Bluetooth attacks can result in a denial of service? A. Bluejacking B. Bluesnarfing C. Bluedumping D. Bluesmack </text:p>
          </text:list-item>
          <text:list-item>
            <text:p text:style-name="P20">What technique would you likely be using if you had a Pringles can along with a laptop? A. Bluesnarfing B. Wireless footprinting C. Evil twin D. Key reinstallation </text:p>
          </text:list-item>
          <text:list-item>
            <text:p text:style-name="P20">What piece of information would you need to have to perform a Bluedump attack? A. BDADDR B. BDIP C. IPADDR D. DUMPADDR </text:p>
          </text:list-item>
          <text:list-item>
            <text:p text:style-name="P8">What type of building material would you select to keep the wireless signal mostly in the building, rather than leaking out? A. Plywood B. Glass C. Sheetrock D. Concrete</text:p>
          </text:list-item>
        </text:list>
        <text:p text:style-name="P25"/>
        <text:p text:style-name="P25"/>
        <text:p text:style-name="P25"><text:span text:style-name="Strong_20_Emphasis">:: Chapter 12 Review Questions ::</text:span></text:p>
        <text:list xml:id="list8844684324881612332" text:style-name="L15">
          <text:list-item>
            <text:p text:style-name="P21">What protocol is used for a Smurf attack? A. DNS B. ICMP C. TCP D. SMTP </text:p>
          </text:list-item>
          <text:list-item>
            <text:p text:style-name="P21">If you were to see <text:span text:style-name="Source_20_Text">’ or 1=1;</text:span> in a packet capture, what would you expect was happening? A. Cross‐site scripting B. Command injection C. SQL injection D. XML external entity injection </text:p>
          </text:list-item>
          <text:list-item>
            <text:p text:style-name="P21">Which protocol is commonly used for amplification attacks? A. TCP B. SMTP C. DNS D. XML </text:p>
          </text:list-item>
          <text:list-item>
            <text:p text:style-name="P21">What is the purpose of a SYN flood? A. Fill up connection buffers in the operating system B. Fill up connection buffers in the web server C. Fill up connection buffers at the Application layer D. Fill up connection buffers for UDP </text:p>
          </text:list-item>
          <text:list-item>
            <text:p text:style-name="P21">How does a slowloris attack work? A. Holds open connection buffers at the operating system B. Holds open connection buffers at the web server C. Holds open connection buffers at the Application layer D. Holds open connection buffers for UDP </text:p>
          </text:list-item>
          <text:list-item>
            <text:p text:style-name="P21">What would be the result of sending the string AAAAAAAAAAAAAAAAA into a variable that has been allocated space for 8 bytes? A. Heap spraying B. SQL injection C. Buffer overflow D. Slowloris attack </text:p>
          </text:list-item>
          <text:list-item>
            <text:p text:style-name="P21">What is the target of a cross‐site scripting attack? A. Web server B. Database server C. Third‐party server D. User </text:p>
          </text:list-item>
          <text:list-item>
            <text:p text:style-name="P21">If you were to see the following in a packet capture, what would you think was happening? <text:span text:style-name="Source_20_Text">&lt;!ENTITY xxe SYSTEM "file:///etc/passwd"&gt;]&gt;</text:span> A. Cross‐site scripting B. SQL injection C. Command injection D. XML external entity injection </text:p>
          </text:list-item>
          <text:list-item>
            <text:p text:style-name="P21">What protection could be used to prevent an SQL injection attack? A. Buffer overflows B. Input validation C. XML filtering D. Lateral movement </text:p>
          </text:list-item>
          <text:list-item>
            <text:p text:style-name="P21">What security element would be a crucial part of a defense‐in‐depth network design? A. Firewall B. SIEM C. Web application firewall D. Log management system </text:p>
          </text:list-item>
          <text:list-item>
            <text:p text:style-name="P21">What does a defense‐in‐breadth approach add? A. Consideration for a broader range of attacks B. Protection against SQL injection C. Buffer overflow protection D. Heap spraying protection </text:p>
          </text:list-item>
          <text:list-item>
            <text:p text:style-name="P21">What attack injects code into dynamically allocated memory? A. Buffer overflow B. Cross‐site scripting C. Heap spraying D. Slowloris </text:p>
          </text:list-item>
          <text:list-item>
            <text:p text:style-name="P21">If you were to see the following in a packet capture, what attack would you expect is happening? <text:span text:style-name="Source_20_Text">%3Cscript%3Ealert('wubble');%3C/script%3E</text:span> A. SQL injection B. Command injection C. Cross‐site scripting D. Buffer overflow </text:p>
          </text:list-item>
          <text:list-item>
            <text:p text:style-name="P21">What has been done to the following string? <text:span text:style-name="Source_20_Text">%3Cscript%3Ealert('wubble');%3C/script%3E</text:span> A. Base64 encoding B. URL encoding C. Encryption D. Cryptographic hashing </text:p>
          </text:list-item>
          <text:list-item>
            <text:p text:style-name="P21">What technique does a slow read attack use? A. Small HTTP header requests B. Small HTTP body requests C. Small HTTP POST requests D. Small file retrieval requests </text:p>
          </text:list-item>
          <text:list-item>
            <text:p text:style-name="P21">What element could be used to facilitate log collection, aggregation, and correlation? A. Log <text:soft-page-break/>manager B. Firewall C. IDS D. SIEM </text:p>
          </text:list-item>
          <text:list-item>
            <text:p text:style-name="P21">What is the target of a command injection attack? A. Operating system B. Web server C. Database server D. User </text:p>
          </text:list-item>
          <text:list-item>
            <text:p text:style-name="P21">What would the Low Orbit Ion Cannon be used for? A. SQL injection attacks B. Log management C. Denial‐of‐service attacks D. Buffer overflows </text:p>
          </text:list-item>
          <text:list-item>
            <text:p text:style-name="P21">What could you use to inform a defensive strategy? A. SIEM output B. Attack life cycle C. Logs D. Intrusion detection system </text:p>
          </text:list-item>
          <text:list-item>
            <text:p text:style-name="P21">What information does a buffer overflow intend to control? A. Stack pointer B. Frame pointer C. Instruction pointer D. Buffer pointer </text:p>
          </text:list-item>
          <text:list-item>
            <text:p text:style-name="P21">Which of these prevention techniques would be best used against a SQL injection attack? A. Return to libc B. Web application firewall C. Address space layout randomization D. Stack canary </text:p>
          </text:list-item>
          <text:list-item>
            <text:p text:style-name="P21">If you wanted to get access to a file in the file system on a web server, which of these attack techniques might you use? A. Cross‐site scripting B. Command injection C. SQL injection D. Directory traversal </text:p>
          </text:list-item>
          <text:list-item>
            <text:p text:style-name="P21">What are two important characteristics that differentiate defensible network architectures from defense in depth? A. Firewalls and DMZs B. Honeypots and DMZs C. Isolation and malware protection D. Containment and monitoring </text:p>
          </text:list-item>
          <text:list-item>
            <text:p text:style-name="P21">What type of system could you use to trap and monitor an attacker? A. Web application firewall B. Next‐generation firewall C. Honeypot D. DMZ </text:p>
          </text:list-item>
          <text:list-item>
            <text:p text:style-name="P9">What attack technique can be used to bypass address space layout randomization? A. Return to libc B. Stack canary C. Buffer overflow D. Return to JavaScript</text:p>
          </text:list-item>
        </text:list>
        <text:p text:style-name="P25"/>
        <text:p text:style-name="P25"/>
        <text:p text:style-name="P25"><text:span text:style-name="Strong_20_Emphasis">:: Chapter 13 Review Questions ::</text:span></text:p>
        <text:list xml:id="list3670018503603267918" text:style-name="L16">
          <text:list-item>
            <text:p text:style-name="P22">With a rotation of 4, what does <text:span text:style-name="Source_20_Text">erwaiv</text:span> decrypt to? A. waive B. wave C. answer D. decrypt </text:p>
          </text:list-item>
          <text:list-item>
            <text:p text:style-name="P22">What do you call a message before it is encrypted? A. Text B. Plain text C. Bare words D. Bare text </text:p>
          </text:list-item>
          <text:list-item>
            <text:p text:style-name="P22">What does PGP use to verify identity? A. Central authority B. Web of users C. Web of trust D. Central trust authority </text:p>
          </text:list-item>
          <text:list-item>
            <text:p text:style-name="P22">What principle is used to demonstrate that a signed message came from the owner of the key that signed it? A. Nonrepudiation B. Nonverifiability C. Integrity D. Authority </text:p>
          </text:list-item>
          <text:list-item>
            <text:p text:style-name="P22">What is Diffie‐Hellman used for? A. Key management B. Key isolation C. Key exchange D. Key revocation </text:p>
          </text:list-item>
          <text:list-item>
            <text:p text:style-name="P22">How did 3DES improve on DES? A. Made the key longer B. Used two keys C. Changed algorithms D. Used three keys </text:p>
          </text:list-item>
          <text:list-item>
            <text:p text:style-name="P22">What improvement does elliptic curve cryptography make? A. Smaller keys improve speed B. Algorithm is more complex C. Doesn't use factoring, which is better D. Longer keys </text:p>
          </text:list-item>
          <text:list-item>
            <text:p text:style-name="P22">What is it called when two different data sets yield the same cryptographic hash? A. Paradox B. Collision C. Crash D. Unrealistic </text:p>
          </text:list-item>
          <text:list-item>
            <text:p text:style-name="P22">Which of the following terms can be used in a description of asymmetric key encryption? A. Defined key B. Multifactor C. Public key D. Single factor </text:p>
          </text:list-item>
          <text:list-item>
            <text:p text:style-name="P22">If Alice were to send an email to Bob, what key would she use to encrypt the message? A. PGP key B. Private key C. Public key D. Symmetric key </text:p>
          </text:list-item>
          <text:list-item>
            <text:p text:style-name="P22">What property allows you to trust someone trusted by a certificate authority you trust? A. Commutative property B. Associative property C. Communicative property D. Transitive <text:soft-page-break/>property </text:p>
          </text:list-item>
          <text:list-item>
            <text:p text:style-name="P22">Why is symmetric key encryption typically used over asymmetric key encryption? A. It's faster. B. It's more secure. C. It's easier to implement. D. It isn't encumbered with patents. </text:p>
          </text:list-item>
          <text:list-item>
            <text:p text:style-name="P22">What is it called when both symmetric and asymmetric keys are used? A. Fast cryptosystem B. Hybrid cryptosystem C. Super‐symmetric cryptosystem D. Dual key cryptosystem </text:p>
          </text:list-item>
          <text:list-item>
            <text:p text:style-name="P22">What is MD5 or SHA‐1 commonly used for in cryptography? A. Media access control (MAC) B. Machine authentication code (MAC) C. Message access code (MAC) D. Message authentication code (MAC) </text:p>
          </text:list-item>
          <text:list-item>
            <text:p text:style-name="P22">What type of encryption does PGP use? A. Null key B. Asymmetric key C. Trusted key D. Web key </text:p>
          </text:list-item>
          <text:list-item>
            <text:p text:style-name="P22">What tool would you use to identify ciphersuites in use on a web server? A. Hydra B. sslscan C. tlsscan D. cipherscan </text:p>
          </text:list-item>
          <text:list-item>
            <text:p text:style-name="P22">How does AES protect against related‐key attacks? A. Longer key lengths B. Better initialization vectors C. Implementation doesn't allow related keys D. Upgrading to AES‐2 </text:p>
          </text:list-item>
          <text:list-item>
            <text:p text:style-name="P22">What is one advantage of using a certificate authority? A. Trusted third party doing validation B. A certificate authority is faster C. Stronger keys are offered D. They support more cipher suites </text:p>
          </text:list-item>
          <text:list-item>
            <text:p text:style-name="P22">How does a certificate authority keep a list of valid certificates up‐to‐date? A. Periodic CA update B. Hashing the list C. Re‐validating identities D. Certificate revocation lists </text:p>
          </text:list-item>
          <text:list-item>
            <text:p text:style-name="P10">What security property suggests that an email signed by an individual's key must have come from that person? A. Confidentiality B. Integrity C. Availability D. Nonrepudiation</text:p>
          </text:list-item>
        </text:list>
        <text:p text:style-name="P25"/>
        <text:p text:style-name="P25"/>
        <text:p text:style-name="P25"><text:span text:style-name="Strong_20_Emphasis">:: Chapter 14 Review Questions ::</text:span></text:p>
        <text:list xml:id="list3094686399134490023" text:style-name="L17">
          <text:list-item>
            <text:p text:style-name="P23">Which of the security triad properties does the Biba security model relate to? A. Confidentiality B. Integrity C. Availability D. All of them </text:p>
          </text:list-item>
          <text:list-item>
            <text:p text:style-name="P23">How many tiers are there in an n‐tier application design? A. Two B. Three C. Four D. Depends on the application </text:p>
          </text:list-item>
          <text:list-item>
            <text:p text:style-name="P23">What type of database may JSON be most likely to represent? A. Relational B. SQL C. Key‐value D. Document‐based </text:p>
          </text:list-item>
          <text:list-item>
            <text:p text:style-name="P23">How many functions are specified by NIST's cybersecurity framework? A. None B. Three C. Five D. Four </text:p>
          </text:list-item>
          <text:list-item>
            <text:p text:style-name="P23">How many steps are there in the ISO 27001 cycle? A. Two B. Three C. Four D. Five </text:p>
          </text:list-item>
          <text:list-item>
            <text:p text:style-name="P23">What is the highest level of classification used by the U.S. government? A. Top secret B. Confidential C. Restricted D. Eyes only </text:p>
          </text:list-item>
          <text:list-item>
            <text:p text:style-name="P23">Which of these is microservices a specific implementation of? A. Service object architecture B. Micro Channel architecture C. Microservices architecture D. Service‐oriented architecture </text:p>
          </text:list-item>
          <text:list-item>
            <text:p text:style-name="P23">What is an application referred to if it is only using AWS Lambda functions? A. Service‐oriented B. Virtualized C. Serverless D. Infrastructure as a service </text:p>
          </text:list-item>
          <text:list-item>
            <text:p text:style-name="P23">What does the Clark–Wilson model use to refer to objects? A. UTI and CDI B. CDI and CTI C. UDI and CDI D. UTI and UDI </text:p>
          </text:list-item>
          <text:list-item>
            <text:p text:style-name="P23">What type of application virtualization would you use without going all the way to using a hypervisor? A. Emulation B. AWS C. Paravirtualization D. Containers </text:p>
          </text:list-item>
          <text:list-item>
            <text:p text:style-name="P23">What is the first function specified by NIST in its Cybersecurity Framework? A. Identify B. Protect C. Risk management D. Defend </text:p>
          </text:list-item>
          <text:list-item>
            <text:p text:style-name="P23">What is a common middle tier in an n‐tier application design? A. Web server B. Database server C. Logic server D. Application server </text:p>
          </text:list-item>
          <text:list-item>
            <text:p text:style-name="P23"><text:soft-page-break/>What is a common open source relational database server that may be used in web applications? A. MongoDB B. MySQL C. SQL D. Oracle </text:p>
          </text:list-item>
          <text:list-item>
            <text:p text:style-name="P23">Which of the following is true about the Bell–LaPadula Simple Security Property? A. A subject cannot write up to an object. B. A subject cannot write down to an object. C. A subject cannot read up to an object. D. A subject cannot read down to an object. </text:p>
          </text:list-item>
          <text:list-item>
            <text:p text:style-name="P23">What are the phases of the ISO 27001 cycle? A. Plan, Identify, Act, Detect B. Plan, Detect, Act, Do C. Act, Do, Identify, Play D. Plan, Do, Check, Act </text:p>
          </text:list-item>
          <text:list-item>
            <text:p text:style-name="P23">What is an essential element of a zero‐trust architecture? A. Cloud‐based applications B. Multifactor authentication C. Virtual private networks D. Virtual desktop interfaces </text:p>
          </text:list-item>
          <text:list-item>
            <text:p text:style-name="P23">What type of processing does serverless computing typically use? A. Parallel B. Procedural C. Event‐driven D. Functional </text:p>
          </text:list-item>
          <text:list-item>
            <text:p text:style-name="P23">Which of these would be the best approach to implementing multifactor authentication in a zero‐trust model? A. SMS B. Push‐based approval C. Username/password D. OTP </text:p>
          </text:list-item>
          <text:list-item>
            <text:p text:style-name="P23">What is the Cyber Kill Chain used for? A. Identifying attackers B. Defining monitoring actions C. Describing an attack process D. Developing command and control systems </text:p>
          </text:list-item>
          <text:list-item>
            <text:p text:style-name="P11">What software may be helpful in keeping workstations protected in a zero‐trust design if they are not directly on the enterprise network? A. Syslog B. EDR C. SAP D. SCCM</text:p>
          </text:list-item>
        </text:list>
        <text:p text:style-name="P25"/>
        <text:p text:style-name="P25"/>
        <text:p text:style-name="P25"><text:span text:style-name="Strong_20_Emphasis">:: Chapter 15 Review Questions ::</text:span></text:p>
        <text:list xml:id="list3812022512791439520" text:style-name="L18">
          <text:list-item>
            <text:p text:style-name="P24">Which of these is not an example of an IoT device? A. Chromebook B. iDevices light switch C. Nest thermostat D. Amazon Echo </text:p>
          </text:list-item>
          <text:list-item>
            <text:p text:style-name="P24">Why is REST a common approach to web application design? A. HTML is stateless. B. HTTP is stateless. C. HTML is stateful. D. HTTP is stateful. </text:p>
          </text:list-item>
          <text:list-item>
            <text:p text:style-name="P24">Which of these cloud offerings relies on the customer having the most responsibility? A. Software as a service B. Platform as a service C. Storage as a service D. Infrastructure as a service </text:p>
          </text:list-item>
          <text:list-item>
            <text:p text:style-name="P24">Which of these is less likely to be a common element of cloud‐native design? A. Microservice architecture B. Automation C. Virtual machines D. Containers </text:p>
          </text:list-item>
          <text:list-item>
            <text:p text:style-name="P24">Which of these is not an advantage of using automation in a cloud environment? A. Consistency B. Fault tolerance C. Repeatability D. Testability </text:p>
          </text:list-item>
          <text:list-item>
            <text:p text:style-name="P24">What common element of a general‐purpose computing platform does an IoT not typically have? A. Memory B. Processor C. External keyboards D. Programs </text:p>
          </text:list-item>
          <text:list-item>
            <text:p text:style-name="P24">If you wanted to share documents with someone using a cloud provider, which service would you be most likely to use? A. Software as a service B. Platform as a service C. Storage as a service D. Infrastructure as a service </text:p>
          </text:list-item>
          <text:list-item>
            <text:p text:style-name="P24">What tool could you use to identify IoT devices on a network? A. Cloudscan B. nmap C. Samba D. Postman </text:p>
          </text:list-item>
          <text:list-item>
            <text:p text:style-name="P24">What might you be most likely to use to develop a web application that used a mobile application for the user interface? A. NoSQL database B. Data bus C. Microservices D. RESTful API </text:p>
          </text:list-item>
          <text:list-item>
            <text:p text:style-name="P24">Which of these might be a concern with moving services to a cloud provider, away from on‐premise services? A. Multiple accounts per user B. Lack of transport layer encryption C. Inability to implement security controls D. Lack of access to necessary operating systems and hardware </text:p>
          </text:list-item>
          <text:list-item>
            <text:p text:style-name="P24">What modern capability does fog computing support? A. Cloud‐native design B. IoT C. Access management D. Grid computing </text:p>
          </text:list-item>
          <text:list-item>
            <text:p text:style-name="P24"><text:soft-page-break/>Which of these is an example of grid computing? A. SETI@home B. OWASP Top 10 C. Shodan.io D. Thingful.net </text:p>
          </text:list-item>
          <text:list-item>
            <text:p text:style-name="P24">What is a botnet an example of? A. Cloud‐native design B. RESTful processing C. Grid computing D. Fog computing </text:p>
          </text:list-item>
          <text:list-item>
            <text:p text:style-name="P24">Which of these would be least likely as a vulnerability to serverless web applications? A. Insecure third‐party components B. Misconfiguration C. Access control D. Command injection </text:p>
          </text:list-item>
          <text:list-item>
            <text:p text:style-name="P24">No matter what cloud‐based service model is being used, which of these is the customer always responsible for? A. Patching B. Operating system installation C. Application management D. Data </text:p>
          </text:list-item>
          <text:list-item>
            <text:p text:style-name="P24">What devices would you find at the lowest layer of the Purdue model and, as a result, should be the best protected? A. Sensors and actuators B. Programmable logic controllers C. Remote terminal units D. Human–computer interfaces </text:p>
          </text:list-item>
          <text:list-item>
            <text:p text:style-name="P24">What aspect of the Purdue model is considered essential from a security perspective? A. Human–computer interfaces B. Segmentation C. IT and OT interfaces D. Layered model matches OSI </text:p>
          </text:list-item>
          <text:list-item>
            <text:p text:style-name="P24">What is a good mitigation against credential compromise in cloud‐based services? A. Long passwords B. Using only software as a service C. Requiring MFA D. Using serverless functions </text:p>
          </text:list-item>
          <text:list-item>
            <text:p text:style-name="P24">Which of these might be a common problem with a cloud‐based service leading to data exposure? A. Public buckets B. Insider threat C. Selecting the wrong provider D. Only using software as a service </text:p>
          </text:list-item>
          <text:list-item>
            <text:p text:style-name="P12">Which of these would not be used to automate deployment of systems into a cloud environment? A. Templates B. Ansible C. PowerShell D. Containers</text:p>
          </text:list-item>
        </text:list>
        <text:p text:style-name="P25"/>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oogle Sans Text" svg:font-family="'Google Sans Text', sans-serif"/>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04-12T14:48:00.09</meta:creation-date>
    <meta:document-statistic meta:table-count="0" meta:image-count="0" meta:object-count="0" meta:page-count="24" meta:paragraph-count="402" meta:word-count="12485" meta:character-count="73132"/>
    <dc:date>2025-04-12T16:46:44.42</dc:date>
    <meta:editing-duration>PT1H13M13S</meta:editing-duration>
    <meta:editing-cycles>1</meta:editing-cycles>
    <meta:generator>OpenOffice/4.1.15$Win32 OpenOffice.org_project/4115m2$Build-9813</meta:generator>
  </office:meta>
</office:document-meta>
</file>